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1.804cm"/>
    </style:style>
    <style:style style:name="co8" style:family="table-column">
      <style:table-column-properties fo:break-before="auto" style:column-width="1.6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b6da8a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d386be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b6da8a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#d386be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c1ebbd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b97e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fo:background-color="#c398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c398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c398ff" fo:border="0.06pt solid #000000"/>
    </style:style>
    <style:style style:name="ce25" style:family="table-cell" style:parent-style-name="Default">
      <style:table-cell-properties fo:background-color="#a1f2f7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a1f2f7" fo:border="0.06pt solid #000000"/>
    </style:style>
    <style:style style:name="ce10" style:family="table-cell" style:parent-style-name="Default">
      <style:table-cell-properties fo:background-color="#c398ff" style:text-align-source="fix" style:repeat-content="false" fo:border="0.06pt solid #000000"/>
      <style:paragraph-properties fo:text-align="start" fo:margin-left="1.058cm"/>
    </style:style>
    <style:style style:name="ce28" style:family="table-cell" style:parent-style-name="Default">
      <style:table-cell-properties fo:background-color="#eccece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eccece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eccece" fo:border="0.06pt solid #000000"/>
    </style:style>
    <style:style style:name="ce31" style:family="table-cell" style:parent-style-name="Default">
      <style:table-cell-properties fo:background-color="#f7fdb0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f7fdb0" fo:border="0.06pt solid #000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lpine_Stacionary" table:style-name="ta1">
        <table:table-column table:style-name="co1" table:number-columns-repeated="5" table:default-cell-style-name="ce18"/>
        <table:table-row table:style-name="ro1">
          <table:table-cell table:style-name="ce17" office:value-type="string" calcext:value-type="string">
            <text:p>Iteracion</text:p>
          </table:table-cell>
          <table:table-cell table:style-name="ce17" office:value-type="string" calcext:value-type="string">
            <text:p>Tiempo_ms</text:p>
          </table:table-cell>
          <table:table-cell table:style-name="ce17" office:value-type="string" calcext:value-type="string">
            <text:p>Sol</text:p>
          </table:table-cell>
          <table:table-cell table:style-name="ce17" office:value-type="string" calcext:value-type="string">
            <text:p>Iter_sol</text:p>
          </table:table-cell>
          <table:table-cell table:style-name="ce17" office:value-type="string" calcext:value-type="string">
            <text:p>Dimen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42" calcext:value-type="float">
            <text:p>20.42</text:p>
          </table:table-cell>
          <table:table-cell office:value-type="float" office:value="1.13" calcext:value-type="float">
            <text:p>1.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91" calcext:value-type="float">
            <text:p>17.91</text:p>
          </table:table-cell>
          <table:table-cell office:value-type="float" office:value="1.62" calcext:value-type="float">
            <text:p>1.6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.71" calcext:value-type="float">
            <text:p>16.71</text:p>
          </table:table-cell>
          <table:table-cell office:value-type="float" office:value="1.15" calcext:value-type="float">
            <text:p>1.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65" calcext:value-type="float">
            <text:p>17.65</text:p>
          </table:table-cell>
          <table:table-cell office:value-type="float" office:value="3.43" calcext:value-type="float">
            <text:p>3.4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18" calcext:value-type="float">
            <text:p>17.18</text:p>
          </table:table-cell>
          <table:table-cell office:value-type="float" office:value="3.17" calcext:value-type="float">
            <text:p>3.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.01" calcext:value-type="float">
            <text:p>21.01</text:p>
          </table:table-cell>
          <table:table-cell office:value-type="float" office:value="2.28" calcext:value-type="float">
            <text:p>2.2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5" calcext:value-type="float">
            <text:p>18.5</text:p>
          </table:table-cell>
          <table:table-cell office:value-type="float" office:value="1.73" calcext:value-type="float">
            <text:p>1.7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85" calcext:value-type="float">
            <text:p>19.85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22" calcext:value-type="float">
            <text:p>17.22</text:p>
          </table:table-cell>
          <table:table-cell office:value-type="float" office:value="1.92" calcext:value-type="float">
            <text:p>1.9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99" calcext:value-type="float">
            <text:p>16.99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57" calcext:value-type="float">
            <text:p>17.57</text:p>
          </table:table-cell>
          <table:table-cell office:value-type="float" office:value="2.11" calcext:value-type="float">
            <text:p>2.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.92" calcext:value-type="float">
            <text:p>23.92</text:p>
          </table:table-cell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.3" calcext:value-type="float">
            <text:p>29.3</text:p>
          </table:table-cell>
          <table:table-cell office:value-type="float" office:value="0.71" calcext:value-type="float">
            <text:p>0.7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.13" calcext:value-type="float">
            <text:p>19.13</text:p>
          </table:table-cell>
          <table:table-cell office:value-type="float" office:value="1.83" calcext:value-type="float">
            <text:p>1.8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.21" calcext:value-type="float">
            <text:p>19.21</text:p>
          </table:table-cell>
          <table:table-cell office:value-type="float" office:value="2.21" calcext:value-type="float">
            <text:p>2.2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68" calcext:value-type="float">
            <text:p>16.68</text:p>
          </table:table-cell>
          <table:table-cell office:value-type="float" office:value="1.98" calcext:value-type="float">
            <text:p>1.9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.17" calcext:value-type="float">
            <text:p>19.17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69" calcext:value-type="float">
            <text:p>16.69</text:p>
          </table:table-cell>
          <table:table-cell office:value-type="float" office:value="0.76" calcext:value-type="float">
            <text:p>0.7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86" calcext:value-type="float">
            <text:p>16.86</text:p>
          </table:table-cell>
          <table:table-cell office:value-type="float" office:value="1.55" calcext:value-type="float">
            <text:p>1.5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38" calcext:value-type="float">
            <text:p>18.38</text:p>
          </table:table-cell>
          <table:table-cell office:value-type="float" office:value="1.76" calcext:value-type="float">
            <text:p>1.7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16.76" calcext:value-type="float">
            <text:p>16.76</text:p>
          </table:table-cell>
          <table:table-cell table:style-name="ce19" office:value-type="float" office:value="3.8" calcext:value-type="float">
            <text:p>3.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float" office:value="16.68" calcext:value-type="float">
            <text:p>16.68</text:p>
          </table:table-cell>
          <table:table-cell table:style-name="ce19" office:value-type="float" office:value="3.54" calcext:value-type="float">
            <text:p>3.5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19" office:value-type="float" office:value="28.06" calcext:value-type="float">
            <text:p>28.06</text:p>
          </table:table-cell>
          <table:table-cell table:style-name="ce19" office:value-type="float" office:value="2.97" calcext:value-type="float">
            <text:p>2.9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17.5" calcext:value-type="float">
            <text:p>17.5</text:p>
          </table:table-cell>
          <table:table-cell table:style-name="ce19" office:value-type="float" office:value="2.45" calcext:value-type="float">
            <text:p>2.4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19" office:value-type="float" office:value="18.09" calcext:value-type="float">
            <text:p>18.09</text:p>
          </table:table-cell>
          <table:table-cell table:style-name="ce19" office:value-type="float" office:value="1.78" calcext:value-type="float">
            <text:p>1.7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19" office:value-type="float" office:value="44.61" calcext:value-type="float">
            <text:p>44.61</text:p>
          </table:table-cell>
          <table:table-cell table:style-name="ce19" office:value-type="float" office:value="2.43" calcext:value-type="float">
            <text:p>2.4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19" office:value-type="float" office:value="52.14" calcext:value-type="float">
            <text:p>52.14</text:p>
          </table:table-cell>
          <table:table-cell table:style-name="ce19" office:value-type="float" office:value="3.75" calcext:value-type="float">
            <text:p>3.7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42.95" calcext:value-type="float">
            <text:p>42.95</text:p>
          </table:table-cell>
          <table:table-cell table:style-name="ce19" office:value-type="float" office:value="1.66" calcext:value-type="float">
            <text:p>1.6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19" office:value-type="float" office:value="38.9" calcext:value-type="float">
            <text:p>38.9</text:p>
          </table:table-cell>
          <table:table-cell table:style-name="ce19" office:value-type="float" office:value="4.02" calcext:value-type="float">
            <text:p>4.0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9.28" calcext:value-type="float">
            <text:p>19.28</text:p>
          </table:table-cell>
          <table:table-cell table:style-name="ce19" office:value-type="float" office:value="0.51" calcext:value-type="float">
            <text:p>0.5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22.18" calcext:value-type="float">
            <text:p>22.18</text:p>
          </table:table-cell>
          <table:table-cell table:style-name="ce19" office:value-type="float" office:value="2.37" calcext:value-type="float">
            <text:p>2.3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6.87" calcext:value-type="float">
            <text:p>16.87</text:p>
          </table:table-cell>
          <table:table-cell table:style-name="ce19" office:value-type="float" office:value="1.14" calcext:value-type="float">
            <text:p>1.1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9.32" calcext:value-type="float">
            <text:p>19.32</text:p>
          </table:table-cell>
          <table:table-cell table:style-name="ce19" office:value-type="float" office:value="2.56" calcext:value-type="float">
            <text:p>2.5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43.17" calcext:value-type="float">
            <text:p>43.17</text:p>
          </table:table-cell>
          <table:table-cell table:style-name="ce19" office:value-type="float" office:value="3.57" calcext:value-type="float">
            <text:p>3.5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1.01" calcext:value-type="float">
            <text:p>41.01</text:p>
          </table:table-cell>
          <table:table-cell table:style-name="ce19" office:value-type="float" office:value="1.62" calcext:value-type="float">
            <text:p>1.6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5.09" calcext:value-type="float">
            <text:p>45.09</text:p>
          </table:table-cell>
          <table:table-cell table:style-name="ce19" office:value-type="float" office:value="1.91" calcext:value-type="float">
            <text:p>1.9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44.05" calcext:value-type="float">
            <text:p>44.05</text:p>
          </table:table-cell>
          <table:table-cell table:style-name="ce19" office:value-type="float" office:value="2.57" calcext:value-type="float">
            <text:p>2.5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42.18" calcext:value-type="float">
            <text:p>42.18</text:p>
          </table:table-cell>
          <table:table-cell table:style-name="ce19" office:value-type="float" office:value="4.22" calcext:value-type="float">
            <text:p>4.2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1.3" calcext:value-type="float">
            <text:p>41.3</text:p>
          </table:table-cell>
          <table:table-cell table:style-name="ce19" office:value-type="float" office:value="4.59" calcext:value-type="float">
            <text:p>4.5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44.82" calcext:value-type="float">
            <text:p>44.82</text:p>
          </table:table-cell>
          <table:table-cell table:style-name="ce19" office:value-type="float" office:value="3.03" calcext:value-type="float">
            <text:p>3.0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0" calcext:value-type="float">
            <text:p>30</text:p>
          </table:table-cell>
        </table:table-row>
      </table:table>
      <table:table table:name="Dixon_Gen" table:style-name="ta1">
        <table:table-column table:style-name="co1" table:number-columns-repeated="8" table:default-cell-style-name="ce18"/>
        <table:table-row table:style-name="ro1">
          <table:table-cell table:style-name="ce17" office:value-type="string" calcext:value-type="string">
            <text:p>Iteracion</text:p>
          </table:table-cell>
          <table:table-cell table:style-name="ce17" office:value-type="string" calcext:value-type="string">
            <text:p>Tiempo_ms</text:p>
          </table:table-cell>
          <table:table-cell table:style-name="ce17" office:value-type="string" calcext:value-type="string">
            <text:p>Gen_sol</text:p>
          </table:table-cell>
          <table:table-cell table:style-name="ce17" office:value-type="string" calcext:value-type="string">
            <text:p>Iter_gen</text:p>
          </table:table-cell>
          <table:table-cell table:style-name="ce17" office:value-type="string" calcext:value-type="string">
            <text:p>Sol_gen</text:p>
          </table:table-cell>
          <table:table-cell table:style-name="ce17" office:value-type="string" calcext:value-type="string">
            <text:p>Sol</text:p>
          </table:table-cell>
          <table:table-cell table:style-name="ce17" office:value-type="string" calcext:value-type="string">
            <text:p>Iter_sol</text:p>
          </table:table-cell>
          <table:table-cell table:style-name="ce17" office:value-type="string" calcext:value-type="string">
            <text:p>Dimen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.13" calcext:value-type="float">
            <text:p>135.13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23.54" calcext:value-type="float">
            <text:p>23.54</text:p>
          </table:table-cell>
          <table:table-cell office:value-type="float" office:value="597.63" calcext:value-type="float">
            <text:p>597.6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.14" calcext:value-type="float">
            <text:p>127.1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8.43" calcext:value-type="float">
            <text:p>18.43</text:p>
          </table:table-cell>
          <table:table-cell office:value-type="float" office:value="536.05" calcext:value-type="float">
            <text:p>536.0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7.73" calcext:value-type="float">
            <text:p>137.73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27.47" calcext:value-type="float">
            <text:p>27.47</text:p>
          </table:table-cell>
          <table:table-cell office:value-type="float" office:value="703.33" calcext:value-type="float">
            <text:p>703.3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1.64" calcext:value-type="float">
            <text:p>141.64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42.68" calcext:value-type="float">
            <text:p>42.68</text:p>
          </table:table-cell>
          <table:table-cell office:value-type="float" office:value="207.93" calcext:value-type="float">
            <text:p>207.9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2.94" calcext:value-type="float">
            <text:p>132.94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39.14" calcext:value-type="float">
            <text:p>39.14</text:p>
          </table:table-cell>
          <table:table-cell office:value-type="float" office:value="641.17" calcext:value-type="float">
            <text:p>641.1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.35" calcext:value-type="float">
            <text:p>143.3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6.52" calcext:value-type="float">
            <text:p>36.52</text:p>
          </table:table-cell>
          <table:table-cell office:value-type="float" office:value="444.55" calcext:value-type="float">
            <text:p>444.5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0.45" calcext:value-type="float">
            <text:p>130.4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2.29" calcext:value-type="float">
            <text:p>32.29</text:p>
          </table:table-cell>
          <table:table-cell office:value-type="float" office:value="647.79" calcext:value-type="float">
            <text:p>647.7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2.26" calcext:value-type="float">
            <text:p>132.2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55.12" calcext:value-type="float">
            <text:p>55.12</text:p>
          </table:table-cell>
          <table:table-cell office:value-type="float" office:value="841.43" calcext:value-type="float">
            <text:p>841.4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1.34" calcext:value-type="float">
            <text:p>131.3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56.76" calcext:value-type="float">
            <text:p>56.76</text:p>
          </table:table-cell>
          <table:table-cell office:value-type="float" office:value="464.37" calcext:value-type="float">
            <text:p>464.3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7.36" calcext:value-type="float">
            <text:p>137.3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4.09" calcext:value-type="float">
            <text:p>64.09</text:p>
          </table:table-cell>
          <table:table-cell office:value-type="float" office:value="626.86" calcext:value-type="float">
            <text:p>626.8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0.87" calcext:value-type="float">
            <text:p>130.8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1.41" calcext:value-type="float">
            <text:p>31.41</text:p>
          </table:table-cell>
          <table:table-cell office:value-type="float" office:value="253.29" calcext:value-type="float">
            <text:p>253.2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0.83" calcext:value-type="float">
            <text:p>130.8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.12" calcext:value-type="float">
            <text:p>16.12</text:p>
          </table:table-cell>
          <table:table-cell office:value-type="float" office:value="361.99" calcext:value-type="float">
            <text:p>361.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.54" calcext:value-type="float">
            <text:p>145.5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3.81" calcext:value-type="float">
            <text:p>53.81</text:p>
          </table:table-cell>
          <table:table-cell office:value-type="float" office:value="427.46" calcext:value-type="float">
            <text:p>427.4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1.39" calcext:value-type="float">
            <text:p>101.39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39.05" calcext:value-type="float">
            <text:p>39.05</text:p>
          </table:table-cell>
          <table:table-cell office:value-type="float" office:value="166.09" calcext:value-type="float">
            <text:p>166.0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9.81" calcext:value-type="float">
            <text:p>29.81</text:p>
          </table:table-cell>
          <table:table-cell office:value-type="float" office:value="240.14" calcext:value-type="float">
            <text:p>240.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6.73" calcext:value-type="float">
            <text:p>116.73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32.93" calcext:value-type="float">
            <text:p>32.93</text:p>
          </table:table-cell>
          <table:table-cell office:value-type="float" office:value="160.84" calcext:value-type="float">
            <text:p>160.8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1.08" calcext:value-type="float">
            <text:p>131.0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7.73" calcext:value-type="float">
            <text:p>17.73</text:p>
          </table:table-cell>
          <table:table-cell office:value-type="float" office:value="462.35" calcext:value-type="float">
            <text:p>462.3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4.25" calcext:value-type="float">
            <text:p>134.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.52" calcext:value-type="float">
            <text:p>17.52</text:p>
          </table:table-cell>
          <table:table-cell office:value-type="float" office:value="717.08" calcext:value-type="float">
            <text:p>717.0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3.82" calcext:value-type="float">
            <text:p>133.8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42.22" calcext:value-type="float">
            <text:p>42.22</text:p>
          </table:table-cell>
          <table:table-cell office:value-type="float" office:value="558.18" calcext:value-type="float">
            <text:p>558.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8.97" calcext:value-type="float">
            <text:p>138.9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5.06" calcext:value-type="float">
            <text:p>75.06</text:p>
          </table:table-cell>
          <table:table-cell office:value-type="float" office:value="428.7" calcext:value-type="float">
            <text:p>428.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151.34" calcext:value-type="float">
            <text:p>151.34</text:p>
          </table:table-cell>
          <table:table-cell table:style-name="ce19" office:value-type="float" office:value="82" calcext:value-type="float">
            <text:p>8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7.81" calcext:value-type="float">
            <text:p>37.81</text:p>
          </table:table-cell>
          <table:table-cell table:style-name="ce19" office:value-type="float" office:value="829.62" calcext:value-type="float">
            <text:p>829.6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8.54" calcext:value-type="float">
            <text:p>128.54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5.11" calcext:value-type="float">
            <text:p>15.11</text:p>
          </table:table-cell>
          <table:table-cell table:style-name="ce19" office:value-type="float" office:value="549.14" calcext:value-type="float">
            <text:p>549.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1.7" calcext:value-type="float">
            <text:p>131.7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1.11" calcext:value-type="float">
            <text:p>31.11</text:p>
          </table:table-cell>
          <table:table-cell table:style-name="ce19" office:value-type="float" office:value="565.83" calcext:value-type="float">
            <text:p>565.8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134.79" calcext:value-type="float">
            <text:p>134.79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9.69" calcext:value-type="float">
            <text:p>19.69</text:p>
          </table:table-cell>
          <table:table-cell table:style-name="ce19" office:value-type="float" office:value="731.16" calcext:value-type="float">
            <text:p>731.1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19" office:value-type="float" office:value="145.98" calcext:value-type="float">
            <text:p>145.98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6.36" calcext:value-type="float">
            <text:p>36.36</text:p>
          </table:table-cell>
          <table:table-cell table:style-name="ce19" office:value-type="float" office:value="142.3" calcext:value-type="float">
            <text:p>142.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19" office:value-type="float" office:value="138.04" calcext:value-type="float">
            <text:p>138.04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7.68" calcext:value-type="float">
            <text:p>27.68</text:p>
          </table:table-cell>
          <table:table-cell table:style-name="ce19" office:value-type="float" office:value="101.99" calcext:value-type="float">
            <text:p>101.9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19" office:value-type="float" office:value="135.95" calcext:value-type="float">
            <text:p>135.95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1.55" calcext:value-type="float">
            <text:p>41.55</text:p>
          </table:table-cell>
          <table:table-cell table:style-name="ce19" office:value-type="float" office:value="322.69" calcext:value-type="float">
            <text:p>322.6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145.57" calcext:value-type="float">
            <text:p>145.57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4.87" calcext:value-type="float">
            <text:p>24.87</text:p>
          </table:table-cell>
          <table:table-cell table:style-name="ce19" office:value-type="float" office:value="145.52" calcext:value-type="float">
            <text:p>145.5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19" office:value-type="float" office:value="181.91" calcext:value-type="float">
            <text:p>181.91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6.01" calcext:value-type="float">
            <text:p>36.01</text:p>
          </table:table-cell>
          <table:table-cell table:style-name="ce19" office:value-type="float" office:value="145.46" calcext:value-type="float">
            <text:p>145.4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39.06" calcext:value-type="float">
            <text:p>139.06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2.16" calcext:value-type="float">
            <text:p>42.16</text:p>
          </table:table-cell>
          <table:table-cell table:style-name="ce19" office:value-type="float" office:value="516.94" calcext:value-type="float">
            <text:p>516.9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95.28" calcext:value-type="float">
            <text:p>95.28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9.97" calcext:value-type="float">
            <text:p>39.97</text:p>
          </table:table-cell>
          <table:table-cell table:style-name="ce19" office:value-type="float" office:value="690.03" calcext:value-type="float">
            <text:p>690.0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78.74" calcext:value-type="float">
            <text:p>78.74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5.4" calcext:value-type="float">
            <text:p>25.4</text:p>
          </table:table-cell>
          <table:table-cell table:style-name="ce19" office:value-type="float" office:value="474.93" calcext:value-type="float">
            <text:p>474.9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67.17" calcext:value-type="float">
            <text:p>67.17</text:p>
          </table:table-cell>
          <table:table-cell table:style-name="ce19" office:value-type="float" office:value="69" calcext:value-type="float">
            <text:p>6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8.28" calcext:value-type="float">
            <text:p>38.28</text:p>
          </table:table-cell>
          <table:table-cell table:style-name="ce19" office:value-type="float" office:value="363.38" calcext:value-type="float">
            <text:p>363.3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63.89" calcext:value-type="float">
            <text:p>63.89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4.95" calcext:value-type="float">
            <text:p>34.95</text:p>
          </table:table-cell>
          <table:table-cell table:style-name="ce19" office:value-type="float" office:value="685.89" calcext:value-type="float">
            <text:p>685.8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8.86" calcext:value-type="float">
            <text:p>48.86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43.99" calcext:value-type="float">
            <text:p>43.99</text:p>
          </table:table-cell>
          <table:table-cell table:style-name="ce19" office:value-type="float" office:value="290.5" calcext:value-type="float">
            <text:p>290.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52.61" calcext:value-type="float">
            <text:p>52.6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0.08" calcext:value-type="float">
            <text:p>70.08</text:p>
          </table:table-cell>
          <table:table-cell table:style-name="ce19" office:value-type="float" office:value="694.25" calcext:value-type="float">
            <text:p>694.25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55.9" calcext:value-type="float">
            <text:p>55.9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49.22" calcext:value-type="float">
            <text:p>49.22</text:p>
          </table:table-cell>
          <table:table-cell table:style-name="ce19" office:value-type="float" office:value="222.98" calcext:value-type="float">
            <text:p>222.9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69.53" calcext:value-type="float">
            <text:p>69.53</text:p>
          </table:table-cell>
          <table:table-cell table:style-name="ce19" office:value-type="float" office:value="79" calcext:value-type="float">
            <text:p>7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2.95" calcext:value-type="float">
            <text:p>22.95</text:p>
          </table:table-cell>
          <table:table-cell table:style-name="ce19" office:value-type="float" office:value="527.9" calcext:value-type="float">
            <text:p>527.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21.55" calcext:value-type="float">
            <text:p>121.55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3.32" calcext:value-type="float">
            <text:p>33.32</text:p>
          </table:table-cell>
          <table:table-cell table:style-name="ce19" office:value-type="float" office:value="888.88" calcext:value-type="float">
            <text:p>888.8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39.16" calcext:value-type="float">
            <text:p>139.1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0.13" calcext:value-type="float">
            <text:p>50.13</text:p>
          </table:table-cell>
          <table:table-cell table:style-name="ce19" office:value-type="float" office:value="608.36" calcext:value-type="float">
            <text:p>608.3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0" calcext:value-type="float">
            <text:p>30</text:p>
          </table:table-cell>
        </table:table-row>
      </table:table>
      <table:table table:name="Quintic_Stacionary" table:style-name="ta1">
        <table:table-column table:style-name="co1" table:number-columns-repeated="5" table:default-cell-style-name="ce18"/>
        <table:table-row table:style-name="ro1">
          <table:table-cell table:style-name="ce17" office:value-type="string" calcext:value-type="string">
            <text:p>Iteracion</text:p>
          </table:table-cell>
          <table:table-cell table:style-name="ce17" office:value-type="string" calcext:value-type="string">
            <text:p>Tiempo_ms</text:p>
          </table:table-cell>
          <table:table-cell table:style-name="ce17" office:value-type="string" calcext:value-type="string">
            <text:p>Sol</text:p>
          </table:table-cell>
          <table:table-cell table:style-name="ce17" office:value-type="string" calcext:value-type="string">
            <text:p>Iter_sol</text:p>
          </table:table-cell>
          <table:table-cell table:style-name="ce17" office:value-type="string" calcext:value-type="string">
            <text:p>Dimen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04" calcext:value-type="float">
            <text:p>23.04</text:p>
          </table:table-cell>
          <table:table-cell office:value-type="float" office:value="0.51" calcext:value-type="float">
            <text:p>0.5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.94" calcext:value-type="float">
            <text:p>20.94</text:p>
          </table:table-cell>
          <table:table-cell office:value-type="float" office:value="0.54" calcext:value-type="float">
            <text:p>0.5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56" calcext:value-type="float">
            <text:p>12.56</text:p>
          </table:table-cell>
          <table:table-cell office:value-type="float" office:value="0.47" calcext:value-type="float">
            <text:p>0.4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33" calcext:value-type="float">
            <text:p>8.33</text:p>
          </table:table-cell>
          <table:table-cell office:value-type="float" office:value="0.46" calcext:value-type="float">
            <text:p>0.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03" calcext:value-type="float">
            <text:p>9.03</text:p>
          </table:table-cell>
          <table:table-cell office:value-type="float" office:value="0.71" calcext:value-type="float">
            <text:p>0.7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3" calcext:value-type="float">
            <text:p>18.3</text:p>
          </table:table-cell>
          <table:table-cell office:value-type="float" office:value="0.51" calcext:value-type="float">
            <text:p>0.5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.03" calcext:value-type="float">
            <text:p>19.03</text:p>
          </table:table-cell>
          <table:table-cell office:value-type="float" office:value="0.66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87" calcext:value-type="float">
            <text:p>12.87</text:p>
          </table:table-cell>
          <table:table-cell office:value-type="float" office:value="0.51" calcext:value-type="float">
            <text:p>0.5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82" calcext:value-type="float">
            <text:p>9.82</text:p>
          </table:table-cell>
          <table:table-cell office:value-type="float" office:value="0.51" calcext:value-type="float">
            <text:p>0.5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23" calcext:value-type="float">
            <text:p>11.23</text:p>
          </table:table-cell>
          <table:table-cell office:value-type="float" office:value="0.73" calcext:value-type="float">
            <text:p>0.7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43" calcext:value-type="float">
            <text:p>8.43</text:p>
          </table:table-cell>
          <table:table-cell office:value-type="float" office:value="0.78" calcext:value-type="float">
            <text:p>0.7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.67" calcext:value-type="float">
            <text:p>22.67</text:p>
          </table:table-cell>
          <table:table-cell office:value-type="float" office:value="0.66" calcext:value-type="float">
            <text:p>0.6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.99" calcext:value-type="float">
            <text:p>21.99</text:p>
          </table:table-cell>
          <table:table-cell office:value-type="float" office:value="0.53" calcext:value-type="float">
            <text:p>0.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.58" calcext:value-type="float">
            <text:p>22.58</text:p>
          </table:table-cell>
          <table:table-cell office:value-type="float" office:value="0.47" calcext:value-type="float">
            <text:p>0.4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.98" calcext:value-type="float">
            <text:p>19.98</text:p>
          </table:table-cell>
          <table:table-cell office:value-type="float" office:value="0.47" calcext:value-type="float">
            <text:p>0.4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61" calcext:value-type="float">
            <text:p>16.61</text:p>
          </table:table-cell>
          <table:table-cell office:value-type="float" office:value="0.46" calcext:value-type="float">
            <text:p>0.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.63" calcext:value-type="float">
            <text:p>19.63</text:p>
          </table:table-cell>
          <table:table-cell office:value-type="float" office:value="0.58" calcext:value-type="float">
            <text:p>0.5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.88" calcext:value-type="float">
            <text:p>20.88</text:p>
          </table:table-cell>
          <table:table-cell office:value-type="float" office:value="0.48" calcext:value-type="float">
            <text:p>0.4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.81" calcext:value-type="float">
            <text:p>20.81</text:p>
          </table:table-cell>
          <table:table-cell office:value-type="float" office:value="0.55" calcext:value-type="float">
            <text:p>0.5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5" calcext:value-type="float">
            <text:p>19.5</text:p>
          </table:table-cell>
          <table:table-cell office:value-type="float" office:value="0.49" calcext:value-type="float">
            <text:p>0.4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20.2" calcext:value-type="float">
            <text:p>20.2</text:p>
          </table:table-cell>
          <table:table-cell table:style-name="ce19" office:value-type="float" office:value="0.52" calcext:value-type="float">
            <text:p>0.5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float" office:value="20.08" calcext:value-type="float">
            <text:p>20.08</text:p>
          </table:table-cell>
          <table:table-cell table:style-name="ce19" office:value-type="float" office:value="0.8" calcext:value-type="float">
            <text:p>0.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19" office:value-type="float" office:value="26.66" calcext:value-type="float">
            <text:p>26.66</text:p>
          </table:table-cell>
          <table:table-cell table:style-name="ce19" office:value-type="float" office:value="0.52" calcext:value-type="float">
            <text:p>0.5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13.26" calcext:value-type="float">
            <text:p>13.26</text:p>
          </table:table-cell>
          <table:table-cell table:style-name="ce19" office:value-type="float" office:value="0.55" calcext:value-type="float">
            <text:p>0.5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19" office:value-type="float" office:value="8.85" calcext:value-type="float">
            <text:p>8.85</text:p>
          </table:table-cell>
          <table:table-cell table:style-name="ce19" office:value-type="float" office:value="0.49" calcext:value-type="float">
            <text:p>0.4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.92" calcext:value-type="float">
            <text:p>12.92</text:p>
          </table:table-cell>
          <table:table-cell table:style-name="ce19" office:value-type="float" office:value="0.55" calcext:value-type="float">
            <text:p>0.5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19" office:value-type="float" office:value="14.2" calcext:value-type="float">
            <text:p>14.2</text:p>
          </table:table-cell>
          <table:table-cell table:style-name="ce19" office:value-type="float" office:value="0.38" calcext:value-type="float">
            <text:p>0.3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10.43" calcext:value-type="float">
            <text:p>10.43</text:p>
          </table:table-cell>
          <table:table-cell table:style-name="ce19" office:value-type="float" office:value="0.78" calcext:value-type="float">
            <text:p>0.7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.94" calcext:value-type="float">
            <text:p>10.94</text:p>
          </table:table-cell>
          <table:table-cell table:style-name="ce19" office:value-type="float" office:value="0.53" calcext:value-type="float">
            <text:p>0.5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0.16" calcext:value-type="float">
            <text:p>10.16</text:p>
          </table:table-cell>
          <table:table-cell table:style-name="ce19" office:value-type="float" office:value="0.85" calcext:value-type="float">
            <text:p>0.8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20.76" calcext:value-type="float">
            <text:p>20.76</text:p>
          </table:table-cell>
          <table:table-cell table:style-name="ce19" office:value-type="float" office:value="0.41" calcext:value-type="float">
            <text:p>0.41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1.5" calcext:value-type="float">
            <text:p>21.5</text:p>
          </table:table-cell>
          <table:table-cell table:style-name="ce19" office:value-type="float" office:value="0.55" calcext:value-type="float">
            <text:p>0.5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9.54" calcext:value-type="float">
            <text:p>19.54</text:p>
          </table:table-cell>
          <table:table-cell table:style-name="ce19" office:value-type="float" office:value="0.66" calcext:value-type="float">
            <text:p>0.6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1.21" calcext:value-type="float">
            <text:p>21.21</text:p>
          </table:table-cell>
          <table:table-cell table:style-name="ce19" office:value-type="float" office:value="0.67" calcext:value-type="float">
            <text:p>0.6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2.28" calcext:value-type="float">
            <text:p>22.28</text:p>
          </table:table-cell>
          <table:table-cell table:style-name="ce19" office:value-type="float" office:value="0.46" calcext:value-type="float">
            <text:p>0.4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6.69" calcext:value-type="float">
            <text:p>26.69</text:p>
          </table:table-cell>
          <table:table-cell table:style-name="ce19" office:value-type="float" office:value="0.55" calcext:value-type="float">
            <text:p>0.55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23.54" calcext:value-type="float">
            <text:p>23.54</text:p>
          </table:table-cell>
          <table:table-cell table:style-name="ce19" office:value-type="float" office:value="0.49" calcext:value-type="float">
            <text:p>0.4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5.82" calcext:value-type="float">
            <text:p>15.82</text:p>
          </table:table-cell>
          <table:table-cell table:style-name="ce19" office:value-type="float" office:value="0.62" calcext:value-type="float">
            <text:p>0.6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8.57" calcext:value-type="float">
            <text:p>18.57</text:p>
          </table:table-cell>
          <table:table-cell table:style-name="ce19" office:value-type="float" office:value="0.75" calcext:value-type="float">
            <text:p>0.75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9.77" calcext:value-type="float">
            <text:p>29.77</text:p>
          </table:table-cell>
          <table:table-cell table:style-name="ce19" office:value-type="float" office:value="0.52" calcext:value-type="float">
            <text:p>0.5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0" calcext:value-type="float">
            <text:p>30</text:p>
          </table:table-cell>
        </table:table-row>
      </table:table>
      <table:table table:name="Schwefel_Gen" table:style-name="ta1">
        <table:table-column table:style-name="co1" table:number-columns-repeated="8" table:default-cell-style-name="ce18"/>
        <table:table-row table:style-name="ro1">
          <table:table-cell table:style-name="ce17" office:value-type="string" calcext:value-type="string">
            <text:p>Iteracion</text:p>
          </table:table-cell>
          <table:table-cell table:style-name="ce17" office:value-type="string" calcext:value-type="string">
            <text:p>Tiempo_ms</text:p>
          </table:table-cell>
          <table:table-cell table:style-name="ce17" office:value-type="string" calcext:value-type="string">
            <text:p>Gen_sol</text:p>
          </table:table-cell>
          <table:table-cell table:style-name="ce17" office:value-type="string" calcext:value-type="string">
            <text:p>Iter_gen</text:p>
          </table:table-cell>
          <table:table-cell table:style-name="ce17" office:value-type="string" calcext:value-type="string">
            <text:p>Sol_gen</text:p>
          </table:table-cell>
          <table:table-cell table:style-name="ce17" office:value-type="string" calcext:value-type="string">
            <text:p>Sol</text:p>
          </table:table-cell>
          <table:table-cell table:style-name="ce17" office:value-type="string" calcext:value-type="string">
            <text:p>Iter_sol</text:p>
          </table:table-cell>
          <table:table-cell table:style-name="ce17" office:value-type="string" calcext:value-type="string">
            <text:p>Dimen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.67" calcext:value-type="float">
            <text:p>80.6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2.04" calcext:value-type="float">
            <text:p>102.0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.73" calcext:value-type="float">
            <text:p>111.73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5260954.56" calcext:value-type="float">
            <text:p>185260954.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.64" calcext:value-type="float">
            <text:p>158.64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9952192.69" calcext:value-type="float">
            <text:p>329952192.6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9.52" calcext:value-type="float">
            <text:p>159.5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6313178.07" calcext:value-type="float">
            <text:p>26313178.0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2.11" calcext:value-type="float">
            <text:p>162.11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7575734.39" calcext:value-type="float">
            <text:p>217575734.3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.47" calcext:value-type="float">
            <text:p>98.4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86169.26" calcext:value-type="float">
            <text:p>6386169.2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7.66" calcext:value-type="float">
            <text:p>147.6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.59" calcext:value-type="float">
            <text:p>2.5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1.28" calcext:value-type="float">
            <text:p>151.28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126.64" calcext:value-type="float">
            <text:p>126.6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8.43" calcext:value-type="float">
            <text:p>158.4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316.54" calcext:value-type="float">
            <text:p>46316.5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.41" calcext:value-type="float">
            <text:p>154.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241590.18" calcext:value-type="float">
            <text:p>16241590.1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6.45" calcext:value-type="float">
            <text:p>156.45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8921292.42" calcext:value-type="float">
            <text:p>58921292.4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9.14" calcext:value-type="float">
            <text:p>189.14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.83" calcext:value-type="float">
            <text:p>5.8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8.07" calcext:value-type="float">
            <text:p>178.07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53715703.45" calcext:value-type="float">
            <text:p>1153715703.4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9.85" calcext:value-type="float">
            <text:p>159.8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1755015.7" calcext:value-type="float">
            <text:p>61755015.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0.19" calcext:value-type="float">
            <text:p>190.19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6500629.47" calcext:value-type="float">
            <text:p>256500629.4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7.71" calcext:value-type="float">
            <text:p>127.7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796.52" calcext:value-type="float">
            <text:p>38796.5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7.62" calcext:value-type="float">
            <text:p>157.6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3342444.6" calcext:value-type="float">
            <text:p>973342444.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8.18" calcext:value-type="float">
            <text:p>198.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164313.98" calcext:value-type="float">
            <text:p>30164313.9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4.46" calcext:value-type="float">
            <text:p>154.46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0786.85" calcext:value-type="float">
            <text:p>90786.8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3.79" calcext:value-type="float">
            <text:p>143.7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525595.02" calcext:value-type="float">
            <text:p>525595.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161.72" calcext:value-type="float">
            <text:p>161.72</text:p>
          </table:table-cell>
          <table:table-cell table:style-name="ce19" office:value-type="float" office:value="94" calcext:value-type="float">
            <text:p>9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45889575.24" calcext:value-type="float">
            <text:p>145889575.2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8.97" calcext:value-type="float">
            <text:p>138.97</text:p>
          </table:table-cell>
          <table:table-cell table:style-name="ce19" office:value-type="float" office:value="80" calcext:value-type="float">
            <text:p>8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73078.6" calcext:value-type="float">
            <text:p>73078.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8.88" calcext:value-type="float">
            <text:p>138.88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800870.53" calcext:value-type="float">
            <text:p>11800870.5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130.47" calcext:value-type="float">
            <text:p>130.47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.12" calcext:value-type="float">
            <text:p>0.12</text:p>
          </table:table-cell>
          <table:table-cell table:style-name="ce19" office:value-type="float" office:value="8776616.16" calcext:value-type="float">
            <text:p>8776616.1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19" office:value-type="float" office:value="163.79" calcext:value-type="float">
            <text:p>163.79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169191.33" calcext:value-type="float">
            <text:p>2169191.3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19" office:value-type="float" office:value="171.21" calcext:value-type="float">
            <text:p>171.21</text:p>
          </table:table-cell>
          <table:table-cell table:style-name="ce19" office:value-type="float" office:value="92" calcext:value-type="float">
            <text:p>9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44630014.29" calcext:value-type="float">
            <text:p>544630014.2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19" office:value-type="float" office:value="184.32" calcext:value-type="float">
            <text:p>184.32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931923.7" calcext:value-type="float">
            <text:p>3931923.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134.63" calcext:value-type="float">
            <text:p>134.6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9604749.29" calcext:value-type="float">
            <text:p>99604749.2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19" office:value-type="float" office:value="123.12" calcext:value-type="float">
            <text:p>123.12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08841845.17" calcext:value-type="float">
            <text:p>408841845.1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53.81" calcext:value-type="float">
            <text:p>153.81</text:p>
          </table:table-cell>
          <table:table-cell table:style-name="ce19" office:value-type="float" office:value="69" calcext:value-type="float">
            <text:p>69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1561133115.53" calcext:value-type="float">
            <text:p>1561133115.5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5.53" calcext:value-type="float">
            <text:p>175.5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1978934.63" calcext:value-type="float">
            <text:p>1978934.6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68.47" calcext:value-type="float">
            <text:p>168.47</text:p>
          </table:table-cell>
          <table:table-cell table:style-name="ce19" office:value-type="float" office:value="82" calcext:value-type="float">
            <text:p>8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4755432.21" calcext:value-type="float">
            <text:p>34755432.2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67.69" calcext:value-type="float">
            <text:p>167.69</text:p>
          </table:table-cell>
          <table:table-cell table:style-name="ce19" office:value-type="float" office:value="93" calcext:value-type="float">
            <text:p>9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81191134.88" calcext:value-type="float">
            <text:p>581191134.8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71.89" calcext:value-type="float">
            <text:p>171.89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90118829.17" calcext:value-type="float">
            <text:p>490118829.17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59.89" calcext:value-type="float">
            <text:p>159.89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.38" calcext:value-type="float">
            <text:p>2.3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57.12" calcext:value-type="float">
            <text:p>157.12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147559.97" calcext:value-type="float">
            <text:p>1147559.9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95.57" calcext:value-type="float">
            <text:p>195.57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58434246.84" calcext:value-type="float">
            <text:p>258434246.84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71.87" calcext:value-type="float">
            <text:p>171.87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941643.1" calcext:value-type="float">
            <text:p>1941643.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34.3" calcext:value-type="float">
            <text:p>134.3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179305.96" calcext:value-type="float">
            <text:p>5179305.9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40.31" calcext:value-type="float">
            <text:p>140.3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3623862.39" calcext:value-type="float">
            <text:p>73623862.3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0" calcext:value-type="float">
            <text:p>30</text:p>
          </table:table-cell>
        </table:table-row>
      </table:table>
      <table:table table:name="Streched_Stacionary" table:style-name="ta1">
        <table:table-column table:style-name="co1" table:number-columns-repeated="5" table:default-cell-style-name="ce18"/>
        <table:table-row table:style-name="ro1">
          <table:table-cell table:style-name="ce17" office:value-type="string" calcext:value-type="string">
            <text:p>Iteracion</text:p>
          </table:table-cell>
          <table:table-cell table:style-name="ce17" office:value-type="string" calcext:value-type="string">
            <text:p>Tiempo_ms</text:p>
          </table:table-cell>
          <table:table-cell table:style-name="ce17" office:value-type="string" calcext:value-type="string">
            <text:p>Sol</text:p>
          </table:table-cell>
          <table:table-cell table:style-name="ce17" office:value-type="string" calcext:value-type="string">
            <text:p>Iter_sol</text:p>
          </table:table-cell>
          <table:table-cell table:style-name="ce17" office:value-type="string" calcext:value-type="string">
            <text:p>Dimen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28" calcext:value-type="float">
            <text:p>21.28</text:p>
          </table:table-cell>
          <table:table-cell office:value-type="float" office:value="0.78" calcext:value-type="float">
            <text:p>0.7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04" calcext:value-type="float">
            <text:p>19.04</text:p>
          </table:table-cell>
          <table:table-cell office:value-type="float" office:value="1.23" calcext:value-type="float">
            <text:p>1.2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.92" calcext:value-type="float">
            <text:p>19.92</text:p>
          </table:table-cell>
          <table:table-cell office:value-type="float" office:value="1.02" calcext:value-type="float">
            <text:p>1.0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96" calcext:value-type="float">
            <text:p>19.96</text:p>
          </table:table-cell>
          <table:table-cell office:value-type="float" office:value="1.06" calcext:value-type="float">
            <text:p>1.0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76" calcext:value-type="float">
            <text:p>20.76</text:p>
          </table:table-cell>
          <table:table-cell office:value-type="float" office:value="1.46" calcext:value-type="float">
            <text:p>1.4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96" calcext:value-type="float">
            <text:p>19.96</text:p>
          </table:table-cell>
          <table:table-cell office:value-type="float" office:value="1.04" calcext:value-type="float">
            <text:p>1.0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96" calcext:value-type="float">
            <text:p>18.96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74" calcext:value-type="float">
            <text:p>19.74</text:p>
          </table:table-cell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98" calcext:value-type="float">
            <text:p>18.98</text:p>
          </table:table-cell>
          <table:table-cell office:value-type="float" office:value="0.92" calcext:value-type="float">
            <text:p>0.9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.18" calcext:value-type="float">
            <text:p>19.18</text:p>
          </table:table-cell>
          <table:table-cell office:value-type="float" office:value="1.33" calcext:value-type="float">
            <text:p>1.3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54" calcext:value-type="float">
            <text:p>19.54</text:p>
          </table:table-cell>
          <table:table-cell office:value-type="float" office:value="0.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79" calcext:value-type="float">
            <text:p>19.79</text:p>
          </table:table-cell>
          <table:table-cell office:value-type="float" office:value="0.83" calcext:value-type="float">
            <text:p>0.8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.79" calcext:value-type="float">
            <text:p>18.79</text:p>
          </table:table-cell>
          <table:table-cell office:value-type="float" office:value="1.29" calcext:value-type="float">
            <text:p>1.2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09" calcext:value-type="float">
            <text:p>21.0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23" calcext:value-type="float">
            <text:p>23.23</text:p>
          </table:table-cell>
          <table:table-cell office:value-type="float" office:value="1.36" calcext:value-type="float">
            <text:p>1.3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.42" calcext:value-type="float">
            <text:p>23.42</text:p>
          </table:table-cell>
          <table:table-cell office:value-type="float" office:value="1.26" calcext:value-type="float">
            <text:p>1.2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.83" calcext:value-type="float">
            <text:p>22.83</text:p>
          </table:table-cell>
          <table:table-cell office:value-type="float" office:value="1.54" calcext:value-type="float">
            <text:p>1.5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.55" calcext:value-type="float">
            <text:p>21.55</text:p>
          </table:table-cell>
          <table:table-cell office:value-type="float" office:value="0.94" calcext:value-type="float">
            <text:p>0.9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.45" calcext:value-type="float">
            <text:p>17.45</text:p>
          </table:table-cell>
          <table:table-cell office:value-type="float" office:value="1.16" calcext:value-type="float">
            <text:p>1.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37" calcext:value-type="float">
            <text:p>20.37</text:p>
          </table:table-cell>
          <table:table-cell office:value-type="float" office:value="1.18" calcext:value-type="float">
            <text:p>1.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18.51" calcext:value-type="float">
            <text:p>18.51</text:p>
          </table:table-cell>
          <table:table-cell table:style-name="ce19" office:value-type="float" office:value="1.35" calcext:value-type="float">
            <text:p>1.3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float" office:value="18.98" calcext:value-type="float">
            <text:p>18.98</text:p>
          </table:table-cell>
          <table:table-cell table:style-name="ce19" office:value-type="float" office:value="0.9" calcext:value-type="float">
            <text:p>0.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19" office:value-type="float" office:value="18.13" calcext:value-type="float">
            <text:p>18.13</text:p>
          </table:table-cell>
          <table:table-cell table:style-name="ce19" office:value-type="float" office:value="1.09" calcext:value-type="float">
            <text:p>1.0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19.32" calcext:value-type="float">
            <text:p>19.32</text:p>
          </table:table-cell>
          <table:table-cell table:style-name="ce19" office:value-type="float" office:value="0.89" calcext:value-type="float">
            <text:p>0.89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19" office:value-type="float" office:value="18.99" calcext:value-type="float">
            <text:p>18.99</text:p>
          </table:table-cell>
          <table:table-cell table:style-name="ce19" office:value-type="float" office:value="1.02" calcext:value-type="float">
            <text:p>1.0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19" office:value-type="float" office:value="19.8" calcext:value-type="float">
            <text:p>19.8</text:p>
          </table:table-cell>
          <table:table-cell table:style-name="ce19" office:value-type="float" office:value="1.35" calcext:value-type="float">
            <text:p>1.3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19" office:value-type="float" office:value="18.94" calcext:value-type="float">
            <text:p>18.94</text:p>
          </table:table-cell>
          <table:table-cell table:style-name="ce19" office:value-type="float" office:value="1.39" calcext:value-type="float">
            <text:p>1.39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.17" calcext:value-type="float">
            <text:p>1.17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19" office:value-type="float" office:value="19.67" calcext:value-type="float">
            <text:p>19.67</text:p>
          </table:table-cell>
          <table:table-cell table:style-name="ce19" office:value-type="float" office:value="1.11" calcext:value-type="float">
            <text:p>1.1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0.99" calcext:value-type="float">
            <text:p>20.99</text:p>
          </table:table-cell>
          <table:table-cell table:style-name="ce19" office:value-type="float" office:value="1.14" calcext:value-type="float">
            <text:p>1.1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22.21" calcext:value-type="float">
            <text:p>22.21</text:p>
          </table:table-cell>
          <table:table-cell table:style-name="ce19" office:value-type="float" office:value="1.5" calcext:value-type="float">
            <text:p>1.5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9.4" calcext:value-type="float">
            <text:p>19.4</text:p>
          </table:table-cell>
          <table:table-cell table:style-name="ce19" office:value-type="float" office:value="0.94" calcext:value-type="float">
            <text:p>0.9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9.5" calcext:value-type="float">
            <text:p>19.5</text:p>
          </table:table-cell>
          <table:table-cell table:style-name="ce19" office:value-type="float" office:value="0.83" calcext:value-type="float">
            <text:p>0.8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9.99" calcext:value-type="float">
            <text:p>19.99</text:p>
          </table:table-cell>
          <table:table-cell table:style-name="ce19" office:value-type="float" office:value="1.45" calcext:value-type="float">
            <text:p>1.45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1.34" calcext:value-type="float">
            <text:p>21.34</text:p>
          </table:table-cell>
          <table:table-cell table:style-name="ce19" office:value-type="float" office:value="1.28" calcext:value-type="float">
            <text:p>1.2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2.95" calcext:value-type="float">
            <text:p>22.95</text:p>
          </table:table-cell>
          <table:table-cell table:style-name="ce19" office:value-type="float" office:value="1.3" calcext:value-type="float">
            <text:p>1.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.67" calcext:value-type="float">
            <text:p>18.67</text:p>
          </table:table-cell>
          <table:table-cell table:style-name="ce19" office:value-type="float" office:value="1.61" calcext:value-type="float">
            <text:p>1.6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.35" calcext:value-type="float">
            <text:p>19.35</text:p>
          </table:table-cell>
          <table:table-cell table:style-name="ce19" office:value-type="float" office:value="1.18" calcext:value-type="float">
            <text:p>1.1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9.19" calcext:value-type="float">
            <text:p>19.19</text:p>
          </table:table-cell>
          <table:table-cell table:style-name="ce19" office:value-type="float" office:value="0.99" calcext:value-type="float">
            <text:p>0.9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1.12" calcext:value-type="float">
            <text:p>21.12</text:p>
          </table:table-cell>
          <table:table-cell table:style-name="ce19" office:value-type="float" office:value="1.34" calcext:value-type="float">
            <text:p>1.3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0" calcext:value-type="float">
            <text:p>30</text:p>
          </table:table-cell>
        </table:table-row>
      </table:table>
      <table:table table:name="Sum_Squares_Gen" table:style-name="ta1">
        <table:table-column table:style-name="co1" table:number-columns-repeated="8" table:default-cell-style-name="ce18"/>
        <table:table-row table:style-name="ro1">
          <table:table-cell table:style-name="ce17" office:value-type="string" calcext:value-type="string">
            <text:p>Iteracion</text:p>
          </table:table-cell>
          <table:table-cell table:style-name="ce17" office:value-type="string" calcext:value-type="string">
            <text:p>Tiempo_ms</text:p>
          </table:table-cell>
          <table:table-cell table:style-name="ce17" office:value-type="string" calcext:value-type="string">
            <text:p>Gen_sol</text:p>
          </table:table-cell>
          <table:table-cell table:style-name="ce17" office:value-type="string" calcext:value-type="string">
            <text:p>Iter_gen</text:p>
          </table:table-cell>
          <table:table-cell table:style-name="ce17" office:value-type="string" calcext:value-type="string">
            <text:p>Sol_gen</text:p>
          </table:table-cell>
          <table:table-cell table:style-name="ce17" office:value-type="string" calcext:value-type="string">
            <text:p>Sol</text:p>
          </table:table-cell>
          <table:table-cell table:style-name="ce17" office:value-type="string" calcext:value-type="string">
            <text:p>Iter_sol</text:p>
          </table:table-cell>
          <table:table-cell table:style-name="ce17" office:value-type="string" calcext:value-type="string">
            <text:p>Dimen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.84" calcext:value-type="float">
            <text:p>158.84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5.32" calcext:value-type="float">
            <text:p>15.32</text:p>
          </table:table-cell>
          <table:table-cell office:value-type="float" office:value="732.41" calcext:value-type="float">
            <text:p>732.4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.86" calcext:value-type="float">
            <text:p>150.8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7.12" calcext:value-type="float">
            <text:p>7.12</text:p>
          </table:table-cell>
          <table:table-cell office:value-type="float" office:value="813.63" calcext:value-type="float">
            <text:p>813.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.15" calcext:value-type="float">
            <text:p>103.1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26.59" calcext:value-type="float">
            <text:p>26.59</text:p>
          </table:table-cell>
          <table:table-cell office:value-type="float" office:value="280.72" calcext:value-type="float">
            <text:p>280.7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.54" calcext:value-type="float">
            <text:p>104.5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5" calcext:value-type="float">
            <text:p>2.55</text:p>
          </table:table-cell>
          <table:table-cell office:value-type="float" office:value="928.88" calcext:value-type="float">
            <text:p>928.8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.15" calcext:value-type="float">
            <text:p>139.1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4.93" calcext:value-type="float">
            <text:p>14.93</text:p>
          </table:table-cell>
          <table:table-cell office:value-type="float" office:value="655.99" calcext:value-type="float">
            <text:p>655.9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.39" calcext:value-type="float">
            <text:p>150.39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0.07" calcext:value-type="float">
            <text:p>0.07</text:p>
          </table:table-cell>
          <table:table-cell office:value-type="float" office:value="474.02" calcext:value-type="float">
            <text:p>474.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8.07" calcext:value-type="float">
            <text:p>188.07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477.98" calcext:value-type="float">
            <text:p>477.9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8.57" calcext:value-type="float">
            <text:p>108.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.49" calcext:value-type="float">
            <text:p>24.49</text:p>
          </table:table-cell>
          <table:table-cell office:value-type="float" office:value="222.17" calcext:value-type="float">
            <text:p>222.1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.17" calcext:value-type="float">
            <text:p>61.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690.33" calcext:value-type="float">
            <text:p>690.3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.54" calcext:value-type="float">
            <text:p>78.54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7.13" calcext:value-type="float">
            <text:p>7.13</text:p>
          </table:table-cell>
          <table:table-cell office:value-type="float" office:value="1163.59" calcext:value-type="float">
            <text:p>1163.5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.02" calcext:value-type="float">
            <text:p>59.0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262.19" calcext:value-type="float">
            <text:p>262.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7.98" calcext:value-type="float">
            <text:p>127.9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6.13" calcext:value-type="float">
            <text:p>16.13</text:p>
          </table:table-cell>
          <table:table-cell office:value-type="float" office:value="758.09" calcext:value-type="float">
            <text:p>758.0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7.95" calcext:value-type="float">
            <text:p>157.95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.06</text:p>
          </table:table-cell>
          <table:table-cell office:value-type="float" office:value="195.86" calcext:value-type="float">
            <text:p>195.8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.84" calcext:value-type="float">
            <text:p>63.8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.88" calcext:value-type="float">
            <text:p>1.88</text:p>
          </table:table-cell>
          <table:table-cell office:value-type="float" office:value="677.67" calcext:value-type="float">
            <text:p>677.6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.39" calcext:value-type="float">
            <text:p>100.39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4.21" calcext:value-type="float">
            <text:p>14.21</text:p>
          </table:table-cell>
          <table:table-cell office:value-type="float" office:value="396.74" calcext:value-type="float">
            <text:p>396.7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7.3" calcext:value-type="float">
            <text:p>107.3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office:value-type="float" office:value="714.74" calcext:value-type="float">
            <text:p>714.7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.33" calcext:value-type="float">
            <text:p>79.33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682.58" calcext:value-type="float">
            <text:p>682.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.68" calcext:value-type="float">
            <text:p>72.68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0.39" calcext:value-type="float">
            <text:p>10.39</text:p>
          </table:table-cell>
          <table:table-cell office:value-type="float" office:value="1222.71" calcext:value-type="float">
            <text:p>1222.7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.74" calcext:value-type="float">
            <text:p>60.74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0.21" calcext:value-type="float">
            <text:p>0.21</text:p>
          </table:table-cell>
          <table:table-cell office:value-type="float" office:value="108.66" calcext:value-type="float">
            <text:p>108.6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.02" calcext:value-type="float">
            <text:p>48.02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.03" calcext:value-type="float">
            <text:p>0.03</text:p>
          </table:table-cell>
          <table:table-cell office:value-type="float" office:value="1213.3" calcext:value-type="float">
            <text:p>1213.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62.41" calcext:value-type="float">
            <text:p>62.41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5.4" calcext:value-type="float">
            <text:p>5.4</text:p>
          </table:table-cell>
          <table:table-cell table:style-name="ce19" office:value-type="float" office:value="247.35" calcext:value-type="float">
            <text:p>247.3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float" office:value="70.35" calcext:value-type="float">
            <text:p>70.35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7.98" calcext:value-type="float">
            <text:p>37.98</text:p>
          </table:table-cell>
          <table:table-cell table:style-name="ce19" office:value-type="float" office:value="1143.69" calcext:value-type="float">
            <text:p>1143.6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19" office:value-type="float" office:value="117.28" calcext:value-type="float">
            <text:p>117.2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.07" calcext:value-type="float">
            <text:p>0.07</text:p>
          </table:table-cell>
          <table:table-cell table:style-name="ce19" office:value-type="float" office:value="295.92" calcext:value-type="float">
            <text:p>295.9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float" office:value="132.06" calcext:value-type="float">
            <text:p>132.06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1107.76" calcext:value-type="float">
            <text:p>1107.7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19" office:value-type="float" office:value="138.92" calcext:value-type="float">
            <text:p>138.92</text:p>
          </table:table-cell>
          <table:table-cell table:number-columns-repeated="2" table:style-name="ce19" office:value-type="float" office:value="9" calcext:value-type="float">
            <text:p>9</text:p>
          </table:table-cell>
          <table:table-cell table:style-name="ce19" office:value-type="float" office:value="1.57" calcext:value-type="float">
            <text:p>1.57</text:p>
          </table:table-cell>
          <table:table-cell table:style-name="ce19" office:value-type="float" office:value="192.7" calcext:value-type="float">
            <text:p>192.7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6.38" calcext:value-type="float">
            <text:p>126.38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.14" calcext:value-type="float">
            <text:p>0.14</text:p>
          </table:table-cell>
          <table:table-cell table:style-name="ce19" office:value-type="float" office:value="711.25" calcext:value-type="float">
            <text:p>711.2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19" office:value-type="float" office:value="129.21" calcext:value-type="float">
            <text:p>129.21</text:p>
          </table:table-cell>
          <table:table-cell table:style-name="ce19" office:value-type="float" office:value="92" calcext:value-type="float">
            <text:p>9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703.25" calcext:value-type="float">
            <text:p>703.2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float" office:value="180.53" calcext:value-type="float">
            <text:p>180.53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0.59" calcext:value-type="float">
            <text:p>0.59</text:p>
          </table:table-cell>
          <table:table-cell table:style-name="ce19" office:value-type="float" office:value="501.25" calcext:value-type="float">
            <text:p>501.2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19" office:value-type="float" office:value="144.99" calcext:value-type="float">
            <text:p>144.99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2.53" calcext:value-type="float">
            <text:p>32.53</text:p>
          </table:table-cell>
          <table:table-cell table:style-name="ce19" office:value-type="float" office:value="166.77" calcext:value-type="float">
            <text:p>166.7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36.46" calcext:value-type="float">
            <text:p>136.46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296.77" calcext:value-type="float">
            <text:p>296.7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32.2" calcext:value-type="float">
            <text:p>132.2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1.86" calcext:value-type="float">
            <text:p>21.86</text:p>
          </table:table-cell>
          <table:table-cell table:style-name="ce19" office:value-type="float" office:value="707.27" calcext:value-type="float">
            <text:p>707.2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44.99" calcext:value-type="float">
            <text:p>144.99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530.3" calcext:value-type="float">
            <text:p>530.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8.76" calcext:value-type="float">
            <text:p>148.76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.21" calcext:value-type="float">
            <text:p>2.21</text:p>
          </table:table-cell>
          <table:table-cell table:style-name="ce19" office:value-type="float" office:value="709.33" calcext:value-type="float">
            <text:p>709.3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26.46" calcext:value-type="float">
            <text:p>126.46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577.36" calcext:value-type="float">
            <text:p>577.36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45.25" calcext:value-type="float">
            <text:p>145.25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9.46" calcext:value-type="float">
            <text:p>9.46</text:p>
          </table:table-cell>
          <table:table-cell table:style-name="ce19" office:value-type="float" office:value="209.36" calcext:value-type="float">
            <text:p>209.36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45.72" calcext:value-type="float">
            <text:p>145.72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409.31" calcext:value-type="float">
            <text:p>409.3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09.22" calcext:value-type="float">
            <text:p>109.22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3.57" calcext:value-type="float">
            <text:p>13.57</text:p>
          </table:table-cell>
          <table:table-cell table:style-name="ce19" office:value-type="float" office:value="1211.83" calcext:value-type="float">
            <text:p>1211.8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30.54" calcext:value-type="float">
            <text:p>130.54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126.45" calcext:value-type="float">
            <text:p>126.45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46.64" calcext:value-type="float">
            <text:p>146.6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409.52" calcext:value-type="float">
            <text:p>409.5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0" calcext:value-type="float">
            <text:p>30</text:p>
          </table:table-cell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21.77" calcext:value-type="float">
            <text:p>121.77</text:p>
          </table:table-cell>
          <table:table-cell table:style-name="ce19" office:value-type="float" office:value="87" calcext:value-type="float">
            <text:p>8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50.61" calcext:value-type="float">
            <text:p>50.6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0" calcext:value-type="float">
            <text:p>30</text:p>
          </table:table-cell>
        </table:table-row>
      </table:table>
      <table:table table:name="Analysis" table:style-name="ta1"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1" table:number-columns-repeated="2" table:default-cell-style-name="ce6"/>
        <table:table-column table:style-name="co5" table:default-cell-style-name="ce6"/>
        <table:table-column table:style-name="co3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5" table:default-cell-style-name="ce11"/>
        <table:table-column table:style-name="co1" table:default-cell-style-name="Default"/>
        <table:table-row table:style-name="ro1">
          <table:table-cell office:value-type="string" calcext:value-type="string">
            <text:p>D=10</text:p>
          </table:table-cell>
          <table:table-cell table:style-name="ce22" office:value-type="string" calcext:value-type="string" table:number-columns-spanned="5" table:number-rows-spanned="1">
            <text:p>Evaluación</text:p>
          </table:table-cell>
          <table:covered-table-cell table:number-columns-repeated="4" table:style-name="ce22"/>
          <table:table-cell table:style-name="ce28" office:value-type="string" calcext:value-type="string" table:number-columns-spanned="5" table:number-rows-spanned="1">
            <text:p>Tiempo ms</text:p>
          </table:table-cell>
          <table:covered-table-cell table:number-columns-repeated="4" table:style-name="ce28"/>
          <table:table-cell/>
        </table:table-row>
        <table:table-row table:style-name="ro1">
          <table:table-cell office:value-type="string" calcext:value-type="string">
            <text:p>Funció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 estandar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 estandar</text:p>
          </table:table-cell>
          <table:table-cell table:style-name="ce15"/>
        </table:table-row>
        <table:table-row table:style-name="ro1">
          <table:table-cell office:value-type="string" calcext:value-type="string">
            <text:p>Alpine</text:p>
          </table:table-cell>
          <table:table-cell table:formula="of:=MIN([$Alpine_Stacionary.C2:$Alpine_Stacionary.C21])" office:value-type="float" office:value="0.6" calcext:value-type="float">
            <text:p>0.6</text:p>
          </table:table-cell>
          <table:table-cell table:formula="of:=MAX([$Alpine_Stacionary.C2:$Alpine_Stacionary.C21])" office:value-type="float" office:value="3.43" calcext:value-type="float">
            <text:p>3.43</text:p>
          </table:table-cell>
          <table:table-cell table:formula="of:=AVERAGE([$Alpine_Stacionary.C2:$Alpine_Stacionary.C21])" office:value-type="float" office:value="1.717" calcext:value-type="float">
            <text:p>1.717</text:p>
          </table:table-cell>
          <table:table-cell table:formula="of:=MEDIAN([$Alpine_Stacionary.C2:$Alpine_Stacionary.C21])" office:value-type="float" office:value="1.745" calcext:value-type="float">
            <text:p>1.745</text:p>
          </table:table-cell>
          <table:table-cell table:formula="of:=STDEVPA([$Alpine_Stacionary.C2:$Alpine_Stacionary.C21])" office:value-type="float" office:value="0.715570401847365" calcext:value-type="float">
            <text:p>0.715570401847365</text:p>
          </table:table-cell>
          <table:table-cell table:formula="of:=MIN([$Alpine_Stacionary.B2:$Alpine_Stacionary.B21])" office:value-type="float" office:value="16.68" calcext:value-type="float">
            <text:p>16.68</text:p>
          </table:table-cell>
          <table:table-cell table:formula="of:=MAX([$Alpine_Stacionary.B2:$Alpine_Stacionary.B21])" office:value-type="float" office:value="29.3" calcext:value-type="float">
            <text:p>29.3</text:p>
          </table:table-cell>
          <table:table-cell table:formula="of:=AVERAGE([$Alpine_Stacionary.B2:$Alpine_Stacionary.B21])" office:value-type="float" office:value="19.0175" calcext:value-type="float">
            <text:p>19.0175</text:p>
          </table:table-cell>
          <table:table-cell table:formula="of:=MEDIAN([$Alpine_Stacionary.B2:$Alpine_Stacionary.B21])" office:value-type="float" office:value="18.145" calcext:value-type="float">
            <text:p>18.145</text:p>
          </table:table-cell>
          <table:table-cell table:formula="of:=STDEVPA([$Alpine_Stacionary.B2:$Alpine_Stacionary.B21])" office:value-type="float" office:value="2.94883176020607" calcext:value-type="float">
            <text:p>2.94883176020607</text:p>
          </table:table-cell>
          <table:table-cell table:style-name="ce15"/>
        </table:table-row>
        <table:table-row table:style-name="ro1">
          <table:table-cell office:value-type="string" calcext:value-type="string">
            <text:p>Dixon</text:p>
          </table:table-cell>
          <table:table-cell table:formula="of:=MIN([$Dixon_Gen.C2:$Dixon_Gen.C21])" office:value-type="float" office:value="2" calcext:value-type="float">
            <text:p>2</text:p>
          </table:table-cell>
          <table:table-cell table:formula="of:=MAX([$Dixon_Gen.C2:$Dixon_Gen.C21])" office:value-type="float" office:value="98" calcext:value-type="float">
            <text:p>98</text:p>
          </table:table-cell>
          <table:table-cell table:formula="of:=AVERAGE([$Dixon_Gen.C2:$Dixon_Gen.C21])" office:value-type="float" office:value="43" calcext:value-type="float">
            <text:p>43</text:p>
          </table:table-cell>
          <table:table-cell table:formula="of:=MEDIAN([$Dixon_Gen.C2:$Dixon_Gen.C21])" office:value-type="float" office:value="42" calcext:value-type="float">
            <text:p>42</text:p>
          </table:table-cell>
          <table:table-cell table:formula="of:=STDEVPA([$Dixon_Gen.C2:$Dixon_Gen.C21])" office:value-type="float" office:value="30.5794048339728" calcext:value-type="float">
            <text:p>30.5794048339728</text:p>
          </table:table-cell>
          <table:table-cell table:formula="of:=MIN([$Dixon_Gen.B2:$Dixon_Gen.B21])" office:value-type="float" office:value="100" calcext:value-type="float">
            <text:p>100</text:p>
          </table:table-cell>
          <table:table-cell table:formula="of:=MAX([$Dixon_Gen.B2:$Dixon_Gen.B21])" office:value-type="float" office:value="145.54" calcext:value-type="float">
            <text:p>145.54</text:p>
          </table:table-cell>
          <table:table-cell table:formula="of:=AVERAGE([$Dixon_Gen.B2:$Dixon_Gen.B21])" office:value-type="float" office:value="130.641" calcext:value-type="float">
            <text:p>130.641</text:p>
          </table:table-cell>
          <table:table-cell table:formula="of:=MEDIAN([$Dixon_Gen.B2:$Dixon_Gen.B21])" office:value-type="float" office:value="132.6" calcext:value-type="float">
            <text:p>132.6</text:p>
          </table:table-cell>
          <table:table-cell table:formula="of:=STDEVPA([$Dixon_Gen.B2:$Dixon_Gen.B21])" office:value-type="float" office:value="11.6651347613304" calcext:value-type="float">
            <text:p>11.6651347613304</text:p>
          </table:table-cell>
          <table:table-cell table:style-name="ce15"/>
        </table:table-row>
        <table:table-row table:style-name="ro1">
          <table:table-cell office:value-type="string" calcext:value-type="string">
            <text:p>Quintic</text:p>
          </table:table-cell>
          <table:table-cell table:formula="of:=MIN([$Quintic_Stacionary.C2:$Quintic_Stacionary.C21])" office:value-type="float" office:value="0.46" calcext:value-type="float">
            <text:p>0.46</text:p>
          </table:table-cell>
          <table:table-cell table:formula="of:=MAX([$Quintic_Stacionary.C2:$Quintic_Stacionary.C21])" office:value-type="float" office:value="0.78" calcext:value-type="float">
            <text:p>0.78</text:p>
          </table:table-cell>
          <table:table-cell table:formula="of:=AVERAGE([$Quintic_Stacionary.C2:$Quintic_Stacionary.C21])" office:value-type="float" office:value="0.554" calcext:value-type="float">
            <text:p>0.554</text:p>
          </table:table-cell>
          <table:table-cell table:formula="of:=MEDIAN([$Quintic_Stacionary.C2:$Quintic_Stacionary.C21])" office:value-type="float" office:value="0.51" calcext:value-type="float">
            <text:p>0.51</text:p>
          </table:table-cell>
          <table:table-cell table:formula="of:=STDEVPA([$Quintic_Stacionary.C2:$Quintic_Stacionary.C21])" office:value-type="float" office:value="0.0965608616365865" calcext:value-type="float">
            <text:p>0.096560861636587</text:p>
          </table:table-cell>
          <table:table-cell table:formula="of:=MIN([$Quintic_Stacionary.B2:$Quintic_Stacionary.B21])" office:value-type="float" office:value="8.33" calcext:value-type="float">
            <text:p>8.33</text:p>
          </table:table-cell>
          <table:table-cell table:formula="of:=MAX([$Quintic_Stacionary.B2:$Quintic_Stacionary.B21])" office:value-type="float" office:value="23.04" calcext:value-type="float">
            <text:p>23.04</text:p>
          </table:table-cell>
          <table:table-cell table:formula="of:=AVERAGE([$Quintic_Stacionary.B2:$Quintic_Stacionary.B21])" office:value-type="float" office:value="16.9115" calcext:value-type="float">
            <text:p>16.9115</text:p>
          </table:table-cell>
          <table:table-cell table:formula="of:=MEDIAN([$Quintic_Stacionary.B2:$Quintic_Stacionary.B21])" office:value-type="float" office:value="19.265" calcext:value-type="float">
            <text:p>19.265</text:p>
          </table:table-cell>
          <table:table-cell table:formula="of:=STDEVPA([$Quintic_Stacionary.B2:$Quintic_Stacionary.B21])" office:value-type="float" office:value="5.15444107057206" calcext:value-type="float">
            <text:p>5.15444107057206</text:p>
          </table:table-cell>
          <table:table-cell table:style-name="ce15"/>
        </table:table-row>
        <table:table-row table:style-name="ro1">
          <table:table-cell office:value-type="string" calcext:value-type="string">
            <text:p>Schewel</text:p>
          </table:table-cell>
          <table:table-cell table:formula="of:=MIN([$Schwefel_Gen.C2:$Schwefel_Gen.C21])" office:value-type="float" office:value="0" calcext:value-type="float">
            <text:p>0</text:p>
          </table:table-cell>
          <table:table-cell table:formula="of:=MAX([$Schwefel_Gen.C2:$Schwefel_Gen.C21])" office:value-type="float" office:value="97" calcext:value-type="float">
            <text:p>97</text:p>
          </table:table-cell>
          <table:table-cell table:formula="of:=AVERAGE([$Schwefel_Gen.C2:$Schwefel_Gen.C21])" office:value-type="float" office:value="45.9" calcext:value-type="float">
            <text:p>45.9</text:p>
          </table:table-cell>
          <table:table-cell table:formula="of:=MEDIAN([$Schwefel_Gen.C2:$Schwefel_Gen.C21])" office:value-type="float" office:value="45.5" calcext:value-type="float">
            <text:p>45.5</text:p>
          </table:table-cell>
          <table:table-cell table:formula="of:=STDEVPA([$Schwefel_Gen.C2:$Schwefel_Gen.C21])" office:value-type="float" office:value="30.7048856047372" calcext:value-type="float">
            <text:p>30.7048856047372</text:p>
          </table:table-cell>
          <table:table-cell table:formula="of:=MIN([$Schwefel_Gen.B2:$Schwefel_Gen.B21])" office:value-type="float" office:value="80.67" calcext:value-type="float">
            <text:p>80.67</text:p>
          </table:table-cell>
          <table:table-cell table:formula="of:=MAX([$Schwefel_Gen.B2:$Schwefel_Gen.B21])" office:value-type="float" office:value="198.18" calcext:value-type="float">
            <text:p>198.18</text:p>
          </table:table-cell>
          <table:table-cell table:formula="of:=AVERAGE([$Schwefel_Gen.B2:$Schwefel_Gen.B21])" office:value-type="float" office:value="151.919" calcext:value-type="float">
            <text:p>151.919</text:p>
          </table:table-cell>
          <table:table-cell table:formula="of:=MEDIAN([$Schwefel_Gen.B2:$Schwefel_Gen.B21])" office:value-type="float" office:value="157.035" calcext:value-type="float">
            <text:p>157.035</text:p>
          </table:table-cell>
          <table:table-cell table:formula="of:=STDEVPA([$Schwefel_Gen.B2:$Schwefel_Gen.B21])" office:value-type="float" office:value="28.522703921613" calcext:value-type="float">
            <text:p>28.522703921613</text:p>
          </table:table-cell>
          <table:table-cell table:style-name="ce15"/>
        </table:table-row>
        <table:table-row table:style-name="ro1">
          <table:table-cell office:value-type="string" calcext:value-type="string">
            <text:p>Streched</text:p>
          </table:table-cell>
          <table:table-cell table:formula="of:=MIN([$Streched_Stacionary.C2:$Streched_Stacionary.C21])" office:value-type="float" office:value="0.78" calcext:value-type="float">
            <text:p>0.78</text:p>
          </table:table-cell>
          <table:table-cell table:formula="of:=MAX([$Streched_Stacionary.C2:$Streched_Stacionary.C21])" office:value-type="float" office:value="1.54" calcext:value-type="float">
            <text:p>1.54</text:p>
          </table:table-cell>
          <table:table-cell table:formula="of:=AVERAGE([$Streched_Stacionary.C2:$Streched_Stacionary.C21])" office:value-type="float" office:value="1.143" calcext:value-type="float">
            <text:p>1.143</text:p>
          </table:table-cell>
          <table:table-cell table:formula="of:=MEDIAN([$Streched_Stacionary.C2:$Streched_Stacionary.C21])" office:value-type="float" office:value="1.17" calcext:value-type="float">
            <text:p>1.17</text:p>
          </table:table-cell>
          <table:table-cell table:formula="of:=STDEVPA([$Streched_Stacionary.C2:$Streched_Stacionary.C21])" office:value-type="float" office:value="0.208305064748796" calcext:value-type="float">
            <text:p>0.208305064748796</text:p>
          </table:table-cell>
          <table:table-cell table:formula="of:=MIN([$Streched_Stacionary.B2:$Streched_Stacionary.B21])" office:value-type="float" office:value="17.45" calcext:value-type="float">
            <text:p>17.45</text:p>
          </table:table-cell>
          <table:table-cell table:formula="of:=MAX([$Streched_Stacionary.B2:$Streched_Stacionary.B21])" office:value-type="float" office:value="23.42" calcext:value-type="float">
            <text:p>23.42</text:p>
          </table:table-cell>
          <table:table-cell table:formula="of:=AVERAGE([$Streched_Stacionary.B2:$Streched_Stacionary.B21])" office:value-type="float" office:value="20.292" calcext:value-type="float">
            <text:p>20.292</text:p>
          </table:table-cell>
          <table:table-cell table:formula="of:=MEDIAN([$Streched_Stacionary.B2:$Streched_Stacionary.B21])" office:value-type="float" office:value="19.94" calcext:value-type="float">
            <text:p>19.94</text:p>
          </table:table-cell>
          <table:table-cell table:formula="of:=STDEVPA([$Streched_Stacionary.B2:$Streched_Stacionary.B21])" office:value-type="float" office:value="1.52302199590157" calcext:value-type="float">
            <text:p>1.52302199590157</text:p>
          </table:table-cell>
          <table:table-cell table:style-name="ce15"/>
        </table:table-row>
        <table:table-row table:style-name="ro1">
          <table:table-cell office:value-type="string" calcext:value-type="string">
            <text:p>Sum Squares</text:p>
          </table:table-cell>
          <table:table-cell table:formula="of:=MIN([$Sum_Squares_Gen.C2:$Sum_Squares_Gen.C21])" office:value-type="float" office:value="0" calcext:value-type="float">
            <text:p>0</text:p>
          </table:table-cell>
          <table:table-cell table:formula="of:=MAX([$Sum_Squares_Gen.C2:$Sum_Squares_Gen.C21])" office:value-type="float" office:value="90" calcext:value-type="float">
            <text:p>90</text:p>
          </table:table-cell>
          <table:table-cell table:formula="of:=AVERAGE([$Sum_Squares_Gen.C2:$Sum_Squares_Gen.C21])" office:value-type="float" office:value="51.25" calcext:value-type="float">
            <text:p>51.25</text:p>
          </table:table-cell>
          <table:table-cell table:formula="of:=MEDIAN([$Sum_Squares_Gen.C2:$Sum_Squares_Gen.C21])" office:value-type="float" office:value="54.5" calcext:value-type="float">
            <text:p>54.5</text:p>
          </table:table-cell>
          <table:table-cell table:formula="of:=STDEVPA([$Sum_Squares_Gen.C2:$Sum_Squares_Gen.C21])" office:value-type="float" office:value="28.4374313185984" calcext:value-type="float">
            <text:p>28.4374313185984</text:p>
          </table:table-cell>
          <table:table-cell table:formula="of:=MIN([$Sum_Squares_Gen.B2:$Sum_Squares_Gen.B21])" office:value-type="float" office:value="48.02" calcext:value-type="float">
            <text:p>48.02</text:p>
          </table:table-cell>
          <table:table-cell table:formula="of:=MAX([$Sum_Squares_Gen.B2:$Sum_Squares_Gen.B21])" office:value-type="float" office:value="188.07" calcext:value-type="float">
            <text:p>188.07</text:p>
          </table:table-cell>
          <table:table-cell table:formula="of:=AVERAGE([$Sum_Squares_Gen.B2:$Sum_Squares_Gen.B21])" office:value-type="float" office:value="106.0265" calcext:value-type="float">
            <text:p>106.0265</text:p>
          </table:table-cell>
          <table:table-cell table:formula="of:=MEDIAN([$Sum_Squares_Gen.B2:$Sum_Squares_Gen.B21])" office:value-type="float" office:value="103.845" calcext:value-type="float">
            <text:p>103.845</text:p>
          </table:table-cell>
          <table:table-cell table:formula="of:=STDEVPA([$Sum_Squares_Gen.B2:$Sum_Squares_Gen.B21])" office:value-type="float" office:value="39.888168957098" calcext:value-type="float">
            <text:p>39.888168957098</text:p>
          </table:table-cell>
          <table:table-cell table:style-name="ce15"/>
        </table:table-row>
        <table:table-row table:style-name="ro1">
          <table:table-cell office:value-type="string" calcext:value-type="string">
            <text:p>Promedio</text:p>
          </table:table-cell>
          <table:table-cell table:style-name="ce7" table:formula="of:=AVERAGE([.B3:.B8])" office:value-type="float" office:value="0.64" calcext:value-type="float">
            <text:p>0.64</text:p>
          </table:table-cell>
          <table:table-cell table:style-name="ce7" table:formula="of:=AVERAGE([.C3:.C8])" office:value-type="float" office:value="48.4583333333333" calcext:value-type="float">
            <text:p>48.4583333333333</text:p>
          </table:table-cell>
          <table:table-cell table:style-name="ce10" table:formula="of:=AVERAGE([.D3:.D8])" office:value-type="float" office:value="23.9273333333333" calcext:value-type="float">
            <text:p>23.9273333333333</text:p>
          </table:table-cell>
          <table:table-cell table:style-name="ce7" table:formula="of:=AVERAGE([.E3:.E8])" office:value-type="float" office:value="24.2375" calcext:value-type="float">
            <text:p>24.2375</text:p>
          </table:table-cell>
          <table:table-cell table:style-name="ce7" table:formula="of:=AVERAGE([.F3:.F8])" office:value-type="float" office:value="15.1236930142569" calcext:value-type="float">
            <text:p>15.1236930142569</text:p>
          </table:table-cell>
          <table:table-cell table:style-name="ce12" table:formula="of:=AVERAGE([.G3:.G8])" office:value-type="float" office:value="45.1916666666667" calcext:value-type="float">
            <text:p>45.1916666666667</text:p>
          </table:table-cell>
          <table:table-cell table:style-name="ce12" table:formula="of:=AVERAGE([.H3:.H8])" office:value-type="float" office:value="101.258333333333" calcext:value-type="float">
            <text:p>101.258333333333</text:p>
          </table:table-cell>
          <table:table-cell table:style-name="ce12" table:formula="of:=AVERAGE([.I3:.I8])" office:value-type="float" office:value="74.1345833333333" calcext:value-type="float">
            <text:p>74.1345833333333</text:p>
          </table:table-cell>
          <table:table-cell table:style-name="ce12" table:formula="of:=AVERAGE([.J3:.J8])" office:value-type="float" office:value="75.1383333333333" calcext:value-type="float">
            <text:p>75.1383333333333</text:p>
          </table:table-cell>
          <table:table-cell table:style-name="ce12" table:formula="of:=AVERAGE([.K3:.K8])" office:value-type="float" office:value="14.9503837444535" calcext:value-type="float">
            <text:p>14.9503837444535</text:p>
          </table:table-cell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5" office:value-type="string" calcext:value-type="string">
            <text:p>D=30</text:p>
          </table:table-cell>
          <table:table-cell table:style-name="ce25" office:value-type="string" calcext:value-type="string" table:number-columns-spanned="5" table:number-rows-spanned="1">
            <text:p>Evaluación</text:p>
          </table:table-cell>
          <table:covered-table-cell table:number-columns-repeated="4" table:style-name="ce25"/>
          <table:table-cell table:style-name="ce31" office:value-type="string" calcext:value-type="string" table:number-columns-spanned="5" table:number-rows-spanned="1">
            <text:p>Tiempo ms</text:p>
          </table:table-cell>
          <table:covered-table-cell table:number-columns-repeated="4" table:style-name="ce31"/>
          <table:table-cell/>
        </table:table-row>
        <table:table-row table:style-name="ro1">
          <table:table-cell table:style-name="ce5" office:value-type="string" calcext:value-type="string">
            <text:p>Función</text:p>
          </table:table-cell>
          <table:table-cell table:style-name="ce25" office:value-type="string" calcext:value-type="string">
            <text:p>Mejor</text:p>
          </table:table-cell>
          <table:table-cell table:style-name="ce25" office:value-type="string" calcext:value-type="string">
            <text:p>Peor</text:p>
          </table:table-cell>
          <table:table-cell table:style-name="ce25" office:value-type="string" calcext:value-type="string">
            <text:p>Promedio</text:p>
          </table:table-cell>
          <table:table-cell table:style-name="ce25" office:value-type="string" calcext:value-type="string">
            <text:p>Mediana</text:p>
          </table:table-cell>
          <table:table-cell table:style-name="ce25" office:value-type="string" calcext:value-type="string">
            <text:p>Desviación estandar</text:p>
          </table:table-cell>
          <table:table-cell table:style-name="ce31" office:value-type="string" calcext:value-type="string">
            <text:p>Mejor</text:p>
          </table:table-cell>
          <table:table-cell table:style-name="ce31" office:value-type="string" calcext:value-type="string">
            <text:p>Peor</text:p>
          </table:table-cell>
          <table:table-cell table:style-name="ce31" office:value-type="string" calcext:value-type="string">
            <text:p>Promedio</text:p>
          </table:table-cell>
          <table:table-cell table:style-name="ce31" office:value-type="string" calcext:value-type="string">
            <text:p>Mediana</text:p>
          </table:table-cell>
          <table:table-cell table:style-name="ce31" office:value-type="string" calcext:value-type="string">
            <text:p>Desviación estandar</text:p>
          </table:table-cell>
          <table:table-cell/>
        </table:table-row>
        <table:table-row table:style-name="ro1">
          <table:table-cell table:style-name="ce5" office:value-type="string" calcext:value-type="string">
            <text:p>Alpine</text:p>
          </table:table-cell>
          <table:table-cell table:style-name="ce9" table:formula="of:=MIN([$Alpine_Stacionary.C22:$Alpine_Stacionary.C41])" office:value-type="float" office:value="0.51" calcext:value-type="float">
            <text:p>0.51</text:p>
          </table:table-cell>
          <table:table-cell table:style-name="ce9" table:formula="of:=MAX([$Alpine_Stacionary.C22:$Alpine_Stacionary.C41])" office:value-type="float" office:value="4.59" calcext:value-type="float">
            <text:p>4.59</text:p>
          </table:table-cell>
          <table:table-cell table:style-name="ce9" table:formula="of:=AVERAGE([$Alpine_Stacionary.C22:$Alpine_Stacionary.C41])" office:value-type="float" office:value="2.7245" calcext:value-type="float">
            <text:p>2.7245</text:p>
          </table:table-cell>
          <table:table-cell table:style-name="ce9" table:formula="of:=MEDIAN([$Alpine_Stacionary.C22:$Alpine_Stacionary.C41])" office:value-type="float" office:value="2.565" calcext:value-type="float">
            <text:p>2.565</text:p>
          </table:table-cell>
          <table:table-cell table:style-name="ce9" table:formula="of:=STDEVPA([$Alpine_Stacionary.C22:$Alpine_Stacionary.C41])" office:value-type="float" office:value="1.06767726865378" calcext:value-type="float">
            <text:p>1.06767726865378</text:p>
          </table:table-cell>
          <table:table-cell table:style-name="ce14" table:formula="of:=MIN([$Alpine_Stacionary.B22:$Alpine_Stacionary.B41])" office:value-type="float" office:value="16.68" calcext:value-type="float">
            <text:p>16.68</text:p>
          </table:table-cell>
          <table:table-cell table:style-name="ce14" table:formula="of:=MAX([$Alpine_Stacionary.B22:$Alpine_Stacionary.B41])" office:value-type="float" office:value="52.14" calcext:value-type="float">
            <text:p>52.14</text:p>
          </table:table-cell>
          <table:table-cell table:style-name="ce14" table:formula="of:=AVERAGE([$Alpine_Stacionary.B22:$Alpine_Stacionary.B41])" office:value-type="float" office:value="32.748" calcext:value-type="float">
            <text:p>32.748</text:p>
          </table:table-cell>
          <table:table-cell table:style-name="ce14" table:formula="of:=MEDIAN([$Alpine_Stacionary.B22:$Alpine_Stacionary.B41])" office:value-type="float" office:value="39.955" calcext:value-type="float">
            <text:p>39.955</text:p>
          </table:table-cell>
          <table:table-cell table:style-name="ce14" table:formula="of:=STDEVPA([$Alpine_Stacionary.B22:$Alpine_Stacionary.B41])" office:value-type="float" office:value="12.5141526281247" calcext:value-type="float">
            <text:p>12.5141526281247</text:p>
          </table:table-cell>
          <table:table-cell/>
        </table:table-row>
        <table:table-row table:style-name="ro1">
          <table:table-cell table:style-name="ce5" office:value-type="string" calcext:value-type="string">
            <text:p>Dixon</text:p>
          </table:table-cell>
          <table:table-cell table:style-name="ce9" table:formula="of:=MIN([$Dixon_Gen.C22:$Dixon_Gen.C41])" office:value-type="float" office:value="1" calcext:value-type="float">
            <text:p>1</text:p>
          </table:table-cell>
          <table:table-cell table:style-name="ce9" table:formula="of:=MAX([$Dixon_Gen.C22:$Dixon_Gen.C41])" office:value-type="float" office:value="90" calcext:value-type="float">
            <text:p>90</text:p>
          </table:table-cell>
          <table:table-cell table:style-name="ce9" table:formula="of:=AVERAGE([$Dixon_Gen.C22:$Dixon_Gen.C41])" office:value-type="float" office:value="52.3" calcext:value-type="float">
            <text:p>52.3</text:p>
          </table:table-cell>
          <table:table-cell table:style-name="ce9" table:formula="of:=MEDIAN([$Dixon_Gen.C22:$Dixon_Gen.C41])" office:value-type="float" office:value="54" calcext:value-type="float">
            <text:p>54</text:p>
          </table:table-cell>
          <table:table-cell table:style-name="ce9" table:formula="of:=STDEVPA([$Dixon_Gen.C22:$Dixon_Gen.C41])" office:value-type="float" office:value="24.0127049704943" calcext:value-type="float">
            <text:p>24.0127049704943</text:p>
          </table:table-cell>
          <table:table-cell table:style-name="ce14" table:formula="of:=MIN([$Dixon_Gen.B22:$Dixon_Gen.B41])" office:value-type="float" office:value="48.86" calcext:value-type="float">
            <text:p>48.86</text:p>
          </table:table-cell>
          <table:table-cell table:style-name="ce14" table:formula="of:=MAX([$Dixon_Gen.B22:$Dixon_Gen.B41])" office:value-type="float" office:value="181.91" calcext:value-type="float">
            <text:p>181.91</text:p>
          </table:table-cell>
          <table:table-cell table:style-name="ce14" table:formula="of:=AVERAGE([$Dixon_Gen.B22:$Dixon_Gen.B41])" office:value-type="float" office:value="111.2785" calcext:value-type="float">
            <text:p>111.2785</text:p>
          </table:table-cell>
          <table:table-cell table:style-name="ce14" table:formula="of:=MEDIAN([$Dixon_Gen.B22:$Dixon_Gen.B41])" office:value-type="float" office:value="130.12" calcext:value-type="float">
            <text:p>130.12</text:p>
          </table:table-cell>
          <table:table-cell table:style-name="ce14" table:formula="of:=STDEVPA([$Dixon_Gen.B22:$Dixon_Gen.B41])" office:value-type="float" office:value="39.2905133938207" calcext:value-type="float">
            <text:p>39.2905133938207</text:p>
          </table:table-cell>
          <table:table-cell/>
        </table:table-row>
        <table:table-row table:style-name="ro1">
          <table:table-cell table:style-name="ce5" office:value-type="string" calcext:value-type="string">
            <text:p>Quintic</text:p>
          </table:table-cell>
          <table:table-cell table:style-name="ce9" table:formula="of:=MIN([$Quintic_Stacionary.C22:$Quintic_Stacionary.C41])" office:value-type="float" office:value="0.38" calcext:value-type="float">
            <text:p>0.38</text:p>
          </table:table-cell>
          <table:table-cell table:style-name="ce9" table:formula="of:=MAX([$Quintic_Stacionary.C22:$Quintic_Stacionary.C41])" office:value-type="float" office:value="0.85" calcext:value-type="float">
            <text:p>0.85</text:p>
          </table:table-cell>
          <table:table-cell table:style-name="ce9" table:formula="of:=AVERAGE([$Quintic_Stacionary.C22:$Quintic_Stacionary.C41])" office:value-type="float" office:value="0.5825" calcext:value-type="float">
            <text:p>0.5825</text:p>
          </table:table-cell>
          <table:table-cell table:style-name="ce9" table:formula="of:=MEDIAN([$Quintic_Stacionary.C22:$Quintic_Stacionary.C41])" office:value-type="float" office:value="0.55" calcext:value-type="float">
            <text:p>0.55</text:p>
          </table:table-cell>
          <table:table-cell table:style-name="ce9" table:formula="of:=STDEVPA([$Quintic_Stacionary.C22:$Quintic_Stacionary.C41])" office:value-type="float" office:value="0.126999015744217" calcext:value-type="float">
            <text:p>0.126999015744217</text:p>
          </table:table-cell>
          <table:table-cell table:style-name="ce14" table:formula="of:=MIN([$Quintic_Stacionary.B22:$Quintic_Stacionary.B41])" office:value-type="float" office:value="8.85" calcext:value-type="float">
            <text:p>8.85</text:p>
          </table:table-cell>
          <table:table-cell table:style-name="ce14" table:formula="of:=MAX([$Quintic_Stacionary.B22:$Quintic_Stacionary.B41])" office:value-type="float" office:value="29.77" calcext:value-type="float">
            <text:p>29.77</text:p>
          </table:table-cell>
          <table:table-cell table:style-name="ce14" table:formula="of:=AVERAGE([$Quintic_Stacionary.B22:$Quintic_Stacionary.B41])" office:value-type="float" office:value="18.369" calcext:value-type="float">
            <text:p>18.369</text:p>
          </table:table-cell>
          <table:table-cell table:style-name="ce14" table:formula="of:=MEDIAN([$Quintic_Stacionary.B22:$Quintic_Stacionary.B41])" office:value-type="float" office:value="19.81" calcext:value-type="float">
            <text:p>19.81</text:p>
          </table:table-cell>
          <table:table-cell table:style-name="ce14" table:formula="of:=STDEVPA([$Quintic_Stacionary.B22:$Quintic_Stacionary.B41])" office:value-type="float" office:value="5.90410441980831" calcext:value-type="float">
            <text:p>5.90410441980831</text:p>
          </table:table-cell>
          <table:table-cell/>
        </table:table-row>
        <table:table-row table:style-name="ro1">
          <table:table-cell table:style-name="ce5" office:value-type="string" calcext:value-type="string">
            <text:p>Schewel</text:p>
          </table:table-cell>
          <table:table-cell table:style-name="ce9" table:formula="of:=MIN([$Schwefel_Gen.C22:$Schwefel_Gen.C41])" office:value-type="float" office:value="3" calcext:value-type="float">
            <text:p>3</text:p>
          </table:table-cell>
          <table:table-cell table:style-name="ce9" table:formula="of:=MAX([$Schwefel_Gen.C22:$Schwefel_Gen.C41])" office:value-type="float" office:value="94" calcext:value-type="float">
            <text:p>94</text:p>
          </table:table-cell>
          <table:table-cell table:style-name="ce9" table:formula="of:=AVERAGE([$Schwefel_Gen.C22:$Schwefel_Gen.C41])" office:value-type="float" office:value="49.8" calcext:value-type="float">
            <text:p>49.8</text:p>
          </table:table-cell>
          <table:table-cell table:style-name="ce9" table:formula="of:=MEDIAN([$Schwefel_Gen.C22:$Schwefel_Gen.C41])" office:value-type="float" office:value="52" calcext:value-type="float">
            <text:p>52</text:p>
          </table:table-cell>
          <table:table-cell table:style-name="ce9" table:formula="of:=STDEVPA([$Schwefel_Gen.C22:$Schwefel_Gen.C41])" office:value-type="float" office:value="31.7499606298968" calcext:value-type="float">
            <text:p>31.7499606298968</text:p>
          </table:table-cell>
          <table:table-cell table:style-name="ce14" table:formula="of:=MIN([$Schwefel_Gen.B22:$Schwefel_Gen.B41])" office:value-type="float" office:value="123.12" calcext:value-type="float">
            <text:p>123.12</text:p>
          </table:table-cell>
          <table:table-cell table:style-name="ce14" table:formula="of:=MAX([$Schwefel_Gen.B22:$Schwefel_Gen.B41])" office:value-type="float" office:value="195.57" calcext:value-type="float">
            <text:p>195.57</text:p>
          </table:table-cell>
          <table:table-cell table:style-name="ce14" table:formula="of:=AVERAGE([$Schwefel_Gen.B22:$Schwefel_Gen.B41])" office:value-type="float" office:value="157.178" calcext:value-type="float">
            <text:p>157.178</text:p>
          </table:table-cell>
          <table:table-cell table:style-name="ce14" table:formula="of:=MEDIAN([$Schwefel_Gen.B22:$Schwefel_Gen.B41])" office:value-type="float" office:value="160.805" calcext:value-type="float">
            <text:p>160.805</text:p>
          </table:table-cell>
          <table:table-cell table:style-name="ce14" table:formula="of:=STDEVPA([$Schwefel_Gen.B22:$Schwefel_Gen.B41])" office:value-type="float" office:value="19.1750401824872" calcext:value-type="float">
            <text:p>19.1750401824872</text:p>
          </table:table-cell>
          <table:table-cell/>
        </table:table-row>
        <table:table-row table:style-name="ro1">
          <table:table-cell table:style-name="ce5" office:value-type="string" calcext:value-type="string">
            <text:p>Streched</text:p>
          </table:table-cell>
          <table:table-cell table:style-name="ce9" table:formula="of:=MIN([$Streched_Stacionary.C22:$Streched_Stacionary.C41])" office:value-type="float" office:value="0.83" calcext:value-type="float">
            <text:p>0.83</text:p>
          </table:table-cell>
          <table:table-cell table:style-name="ce9" table:formula="of:=MAX([$Streched_Stacionary.C22:$Streched_Stacionary.C41])" office:value-type="float" office:value="1.61" calcext:value-type="float">
            <text:p>1.61</text:p>
          </table:table-cell>
          <table:table-cell table:style-name="ce9" table:formula="of:=AVERAGE([$Streched_Stacionary.C22:$Streched_Stacionary.C41])" office:value-type="float" office:value="1.1915" calcext:value-type="float">
            <text:p>1.1915</text:p>
          </table:table-cell>
          <table:table-cell table:style-name="ce9" table:formula="of:=MEDIAN([$Streched_Stacionary.C22:$Streched_Stacionary.C41])" office:value-type="float" office:value="1.175" calcext:value-type="float">
            <text:p>1.175</text:p>
          </table:table-cell>
          <table:table-cell table:style-name="ce9" table:formula="of:=STDEVPA([$Streched_Stacionary.C22:$Streched_Stacionary.C41])" office:value-type="float" office:value="0.215459392925906" calcext:value-type="float">
            <text:p>0.215459392925906</text:p>
          </table:table-cell>
          <table:table-cell table:style-name="ce14" table:formula="of:=MIN([$Streched_Stacionary.B22:$Streched_Stacionary.B41])" office:value-type="float" office:value="18.13" calcext:value-type="float">
            <text:p>18.13</text:p>
          </table:table-cell>
          <table:table-cell table:style-name="ce14" table:formula="of:=MAX([$Streched_Stacionary.B22:$Streched_Stacionary.B41])" office:value-type="float" office:value="22.95" calcext:value-type="float">
            <text:p>22.95</text:p>
          </table:table-cell>
          <table:table-cell table:style-name="ce14" table:formula="of:=AVERAGE([$Streched_Stacionary.B22:$Streched_Stacionary.B41])" office:value-type="float" office:value="19.8525" calcext:value-type="float">
            <text:p>19.8525</text:p>
          </table:table-cell>
          <table:table-cell table:style-name="ce14" table:formula="of:=MEDIAN([$Streched_Stacionary.B22:$Streched_Stacionary.B41])" office:value-type="float" office:value="19.45" calcext:value-type="float">
            <text:p>19.45</text:p>
          </table:table-cell>
          <table:table-cell table:style-name="ce14" table:formula="of:=STDEVPA([$Streched_Stacionary.B22:$Streched_Stacionary.B41])" office:value-type="float" office:value="1.2278349848412" calcext:value-type="float">
            <text:p>1.2278349848412</text:p>
          </table:table-cell>
          <table:table-cell/>
        </table:table-row>
        <table:table-row table:style-name="ro1">
          <table:table-cell table:style-name="ce5" office:value-type="string" calcext:value-type="string">
            <text:p>Sum Squares</text:p>
          </table:table-cell>
          <table:table-cell table:style-name="ce9" table:formula="of:=MIN([$Sum_Squares_Gen.C22:$Sum_Squares_Gen.C41])" office:value-type="float" office:value="0" calcext:value-type="float">
            <text:p>0</text:p>
          </table:table-cell>
          <table:table-cell table:style-name="ce9" table:formula="of:=MAX([$Sum_Squares_Gen.C22:$Sum_Squares_Gen.C41])" office:value-type="float" office:value="92" calcext:value-type="float">
            <text:p>92</text:p>
          </table:table-cell>
          <table:table-cell table:style-name="ce9" table:formula="of:=AVERAGE([$Sum_Squares_Gen.C22:$Sum_Squares_Gen.C41])" office:value-type="float" office:value="48.5" calcext:value-type="float">
            <text:p>48.5</text:p>
          </table:table-cell>
          <table:table-cell table:style-name="ce9" table:formula="of:=MEDIAN([$Sum_Squares_Gen.C22:$Sum_Squares_Gen.C41])" office:value-type="float" office:value="45" calcext:value-type="float">
            <text:p>45</text:p>
          </table:table-cell>
          <table:table-cell table:style-name="ce9" table:formula="of:=STDEVPA([$Sum_Squares_Gen.C22:$Sum_Squares_Gen.C41])" office:value-type="float" office:value="26.7721870604551" calcext:value-type="float">
            <text:p>26.7721870604551</text:p>
          </table:table-cell>
          <table:table-cell table:style-name="ce14" table:formula="of:=MIN([$Sum_Squares_Gen.B22:$Sum_Squares_Gen.B41])" office:value-type="float" office:value="62.41" calcext:value-type="float">
            <text:p>62.41</text:p>
          </table:table-cell>
          <table:table-cell table:style-name="ce14" table:formula="of:=MAX([$Sum_Squares_Gen.B22:$Sum_Squares_Gen.B41])" office:value-type="float" office:value="180.53" calcext:value-type="float">
            <text:p>180.53</text:p>
          </table:table-cell>
          <table:table-cell table:style-name="ce14" table:formula="of:=AVERAGE([$Sum_Squares_Gen.B22:$Sum_Squares_Gen.B41])" office:value-type="float" office:value="129.507" calcext:value-type="float">
            <text:p>129.507</text:p>
          </table:table-cell>
          <table:table-cell table:style-name="ce14" table:formula="of:=MEDIAN([$Sum_Squares_Gen.B22:$Sum_Squares_Gen.B41])" office:value-type="float" office:value="132.13" calcext:value-type="float">
            <text:p>132.13</text:p>
          </table:table-cell>
          <table:table-cell table:style-name="ce14" table:formula="of:=STDEVPA([$Sum_Squares_Gen.B22:$Sum_Squares_Gen.B41])" office:value-type="float" office:value="25.5451872375209" calcext:value-type="float">
            <text:p>25.5451872375209</text:p>
          </table:table-cell>
          <table:table-cell/>
        </table:table-row>
        <table:table-row table:style-name="ro1">
          <table:table-cell table:style-name="ce5" office:value-type="string" calcext:value-type="string">
            <text:p>Promedio</text:p>
          </table:table-cell>
          <table:table-cell table:style-name="ce9" table:formula="of:=AVERAGE([.B13:.B18])" office:value-type="float" office:value="0.953333333333333" calcext:value-type="float">
            <text:p>0.953333333333333</text:p>
          </table:table-cell>
          <table:table-cell table:style-name="ce9" table:formula="of:=AVERAGE([.C13:.C18])" office:value-type="float" office:value="47.175" calcext:value-type="float">
            <text:p>47.175</text:p>
          </table:table-cell>
          <table:table-cell table:style-name="ce9" table:formula="of:=AVERAGE([.D13:.D18])" office:value-type="float" office:value="25.84975" calcext:value-type="float">
            <text:p>25.84975</text:p>
          </table:table-cell>
          <table:table-cell table:style-name="ce9" table:formula="of:=AVERAGE([.E13:.E18])" office:value-type="float" office:value="25.8816666666667" calcext:value-type="float">
            <text:p>25.8816666666667</text:p>
          </table:table-cell>
          <table:table-cell table:style-name="ce9" table:formula="of:=AVERAGE([.F13:.F18])" office:value-type="float" office:value="13.990831389695" calcext:value-type="float">
            <text:p>13.990831389695</text:p>
          </table:table-cell>
          <table:table-cell table:style-name="ce14" table:formula="of:=AVERAGE([.G13:.G18])" office:value-type="float" office:value="46.3416666666667" calcext:value-type="float">
            <text:p>46.3416666666667</text:p>
          </table:table-cell>
          <table:table-cell table:style-name="ce14" table:formula="of:=AVERAGE([.H13:.H18])" office:value-type="float" office:value="110.478333333333" calcext:value-type="float">
            <text:p>110.478333333333</text:p>
          </table:table-cell>
          <table:table-cell table:style-name="ce14" table:formula="of:=AVERAGE([.I13:.I18])" office:value-type="float" office:value="78.1555" calcext:value-type="float">
            <text:p>78.1555</text:p>
          </table:table-cell>
          <table:table-cell table:style-name="ce14" table:formula="of:=AVERAGE([.J13:.J18])" office:value-type="float" office:value="83.7116666666667" calcext:value-type="float">
            <text:p>83.7116666666667</text:p>
          </table:table-cell>
          <table:table-cell table:style-name="ce14" table:formula="of:=AVERAGE([.K13:.K18])" office:value-type="float" office:value="17.2761388077672" calcext:value-type="float">
            <text:p>17.276138807767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23:06:24.7507565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19:01:25.692472741</meta:creation-date>
    <dc:date>2020-12-22T23:06:32.021751170</dc:date>
    <meta:editing-duration>PT1H19M22S</meta:editing-duration>
    <meta:editing-cycles>3</meta:editing-cycles>
    <meta:generator>LibreOffice/6.4.7.2$Linux_X86_64 LibreOffice_project/40$Build-2</meta:generator>
    <meta:document-statistic meta:table-count="7" meta:cell-count="1781" meta:object-count="0"/>
  </office:meta>
</office:document-meta>
</file>